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mm"/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2">
      <style:table-cell-properties fo:background-color="#ed1c24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 style:data-style-name="N4">
      <style:table-cell-properties fo:background-color="#b3b3b3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Y1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1" calcext:value-type="float">
            <text:p>1.00</text:p>
          </table:table-cell>
          <table:table-cell table:style-name="ce9" table:formula="of:=SUM([.C2:.C11])" office:value-type="float" office:value="1" calcext:value-type="float">
            <text:p>1.00</text:p>
          </table:table-cell>
          <table:table-cell table:style-name="ce9" table:formula="of:=SUM([.D2:.D11])" office:value-type="float" office:value="0" calcext:value-type="float">
            <text:p>0.00</text:p>
          </table:table-cell>
          <table:table-cell table:style-name="ce9" table:formula="of:=SUM([.E2:.E11])" office:value-type="float" office:value="0" calcext:value-type="float">
            <text:p>0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1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1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1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1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1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1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10"/>
        </table:table-row>
        <table:table-row table:style-name="ro1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169580102636808" calcext:value-type="float">
            <text:p>0.170</text:p>
          </table:table-cell>
          <table:table-cell table:style-name="ce14" table:formula="of:=SUM([.C14:.C18])*[.C40]" office:value-type="float" office:value="0.339160205273616" calcext:value-type="float">
            <text:p>0.339</text:p>
          </table:table-cell>
          <table:table-cell table:style-name="ce14" table:formula="of:=SUM([.D14:.D18])*[.C40]" office:value-type="float" office:value="0" calcext:value-type="float">
            <text:p>0.00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1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11004588314904" calcext:value-type="float">
            <text:p>0.110</text:p>
          </table:table-cell>
          <table:table-cell table:style-name="ce14" table:formula="of:=SUM([.C14:.C23])*[.D40]" office:value-type="float" office:value="0.22009176629808" calcext:value-type="float">
            <text:p>0.220</text:p>
          </table:table-cell>
          <table:table-cell table:style-name="ce14" table:formula="of:=SUM([.D14:.D23])*[.D40]" office:value-type="float" office:value="0" calcext:value-type="float">
            <text:p>0.000</text:p>
          </table:table-cell>
          <table:table-cell table:style-name="ce14" table:formula="of:=SUM([.E14:.E23])*[.D40]" office:value-type="float" office:value="0" calcext:value-type="float">
            <text:p>0.000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Y2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0" calcext:value-type="float">
            <text:p>0.00</text:p>
          </table:table-cell>
          <table:table-cell table:style-name="ce9" table:formula="of:=SUM([.C2:.C11])" office:value-type="float" office:value="1" calcext:value-type="float">
            <text:p>1.00</text:p>
          </table:table-cell>
          <table:table-cell table:style-name="ce9" table:formula="of:=SUM([.D2:.D11])" office:value-type="float" office:value="0" calcext:value-type="float">
            <text:p>0.00</text:p>
          </table:table-cell>
          <table:table-cell table:style-name="ce9" table:formula="of:=SUM([.E2:.E11])" office:value-type="float" office:value="0" calcext:value-type="float">
            <text:p>0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.315464876785729" calcext:value-type="float">
            <text:p>0.315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" calcext:value-type="float">
            <text:p>0.000</text:p>
          </table:table-cell>
          <table:table-cell table:style-name="ce14" table:formula="of:=SUM([.D14:.D18])*[.C40]" office:value-type="float" office:value="0" calcext:value-type="float">
            <text:p>0.00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" calcext:value-type="float">
            <text:p>0.000</text:p>
          </table:table-cell>
          <table:table-cell table:style-name="ce14" table:formula="of:=SUM([.C14:.C23])*[.D40]" office:value-type="float" office:value="0.0694312219367773" calcext:value-type="float">
            <text:p>0.069</text:p>
          </table:table-cell>
          <table:table-cell table:style-name="ce14" table:formula="of:=SUM([.D14:.D23])*[.D40]" office:value-type="float" office:value="0" calcext:value-type="float">
            <text:p>0.000</text:p>
          </table:table-cell>
          <table:table-cell table:style-name="ce14" table:formula="of:=SUM([.E14:.E23])*[.D40]" office:value-type="float" office:value="0" calcext:value-type="float">
            <text:p>0.000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3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0" calcext:value-type="float">
            <text:p>0.00</text:p>
          </table:table-cell>
          <table:table-cell table:style-name="ce9" table:formula="of:=SUM([.C2:.C11])" office:value-type="float" office:value="2" calcext:value-type="float">
            <text:p>2.00</text:p>
          </table:table-cell>
          <table:table-cell table:style-name="ce9" table:formula="of:=SUM([.D2:.D11])" office:value-type="float" office:value="3" calcext:value-type="float">
            <text:p>3.00</text:p>
          </table:table-cell>
          <table:table-cell table:style-name="ce9" table:formula="of:=SUM([.E2:.E11])" office:value-type="float" office:value="3" calcext:value-type="float">
            <text:p>3.00</text:p>
          </table:table-cell>
          <table:table-cell table:style-name="ce9" table:formula="of:=SUM([.F2:.F11])" office:value-type="float" office:value="6" calcext:value-type="float">
            <text:p>6.00</text:p>
          </table:table-cell>
          <table:table-cell table:style-name="ce9" table:formula="of:=SUM([.G2:.G11])" office:value-type="float" office:value="7" calcext:value-type="float">
            <text:p>7.00</text:p>
          </table:table-cell>
          <table:table-cell table:style-name="ce9" table:formula="of:=SUM([.H2:.H11])" office:value-type="float" office:value="4" calcext:value-type="float">
            <text:p>4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1" calcext:value-type="float">
            <text:p>1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.630929753571457" calcext:value-type="float">
            <text:p>0.631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.630929753571457" calcext:value-type="float">
            <text:p>0.631</text:p>
          </table:table-cell>
          <table:table-cell table:style-name="ce13" table:formula="of:=((2^[.G3])-1)/LOG([.A3]+1;2)" office:value-type="float" office:value="0.630929753571457" calcext:value-type="float">
            <text:p>0.631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.5" calcext:value-type="float">
            <text:p>0.5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.5" calcext:value-type="float">
            <text:p>0.5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.430676558073393" calcext:value-type="float">
            <text:p>0.431</text:p>
          </table:table-cell>
          <table:table-cell table:style-name="ce13" table:formula="of:=((2^[.G5])-1)/LOG([.A5]+1;2)" office:value-type="float" office:value="0.430676558073393" calcext:value-type="float">
            <text:p>0.431</text:p>
          </table:table-cell>
          <table:table-cell table:style-name="ce13" table:formula="of:=((2^[.H5])-1)/LOG([.A5]+1;2)" office:value-type="float" office:value="0.430676558073393" calcext:value-type="float">
            <text:p>0.4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.386852807234542" calcext:value-type="float">
            <text:p>0.387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.356207187108022" calcext:value-type="float">
            <text:p>0.356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.356207187108022" calcext:value-type="float">
            <text:p>0.356</text:p>
          </table:table-cell>
          <table:table-cell table:style-name="ce13" table:formula="of:=((2^[.G7])-1)/LOG([.A7]+1;2)" office:value-type="float" office:value="0.356207187108022" calcext:value-type="float">
            <text:p>0.356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.333333333333333" calcext:value-type="float">
            <text:p>0.333</text:p>
          </table:table-cell>
          <table:table-cell table:style-name="ce13" table:formula="of:=((2^[.G8])-1)/LOG([.A8]+1;2)" office:value-type="float" office:value="0.333333333333333" calcext:value-type="float">
            <text:p>0.333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.315464876785729" calcext:value-type="float">
            <text:p>0.315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.315464876785729" calcext:value-type="float">
            <text:p>0.315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.289064826317888" calcext:value-type="float">
            <text:p>0.289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.289064826317888" calcext:value-type="float">
            <text:p>0.289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.169580102636808" calcext:value-type="float">
            <text:p>0.170</text:p>
          </table:table-cell>
          <table:table-cell table:style-name="ce14" table:formula="of:=SUM([.D14:.D18])*[.C40]" office:value-type="float" office:value="0.213986264734527" calcext:value-type="float">
            <text:p>0.214</text:p>
          </table:table-cell>
          <table:table-cell table:style-name="ce14" table:formula="of:=SUM([.E14:.E18])*[.C40]" office:value-type="float" office:value="0.508740307910424" calcext:value-type="float">
            <text:p>0.509</text:p>
          </table:table-cell>
          <table:table-cell table:style-name="ce14" table:formula="of:=SUM([.F14:.F18])*[.C40]" office:value-type="float" office:value="0.529634717214042" calcext:value-type="float">
            <text:p>0.530</text:p>
          </table:table-cell>
          <table:table-cell table:style-name="ce14" table:formula="of:=SUM([.G14:.G18])*[.C40]" office:value-type="float" office:value="0.491259692089576" calcext:value-type="float">
            <text:p>0.491</text:p>
          </table:table-cell>
          <table:table-cell table:style-name="ce14" table:formula="of:=SUM([.H14:.H18])*[.C40]" office:value-type="float" office:value="0.529634717214042" calcext:value-type="float">
            <text:p>0.53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" calcext:value-type="float">
            <text:p>0.000</text:p>
          </table:table-cell>
          <table:table-cell table:style-name="ce14" table:formula="of:=SUM([.C14:.C23])*[.D40]" office:value-type="float" office:value="0.173666671347992" calcext:value-type="float">
            <text:p>0.174</text:p>
          </table:table-cell>
          <table:table-cell table:style-name="ce14" table:formula="of:=SUM([.D14:.D23])*[.D40]" office:value-type="float" office:value="0.286691934789007" calcext:value-type="float">
            <text:p>0.287</text:p>
          </table:table-cell>
          <table:table-cell table:style-name="ce14" table:formula="of:=SUM([.E14:.E23])*[.D40]" office:value-type="float" office:value="0.399568871383898" calcext:value-type="float">
            <text:p>0.400</text:p>
          </table:table-cell>
          <table:table-cell table:style-name="ce14" table:formula="of:=SUM([.F14:.F23])*[.D40]" office:value-type="float" office:value="0.56171310592457" calcext:value-type="float">
            <text:p>0.562</text:p>
          </table:table-cell>
          <table:table-cell table:style-name="ce14" table:formula="of:=SUM([.G14:.G23])*[.D40]" office:value-type="float" office:value="0.603608127098491" calcext:value-type="float">
            <text:p>0.604</text:p>
          </table:table-cell>
          <table:table-cell table:style-name="ce14" table:formula="of:=SUM([.H14:.H23])*[.D40]" office:value-type="float" office:value="0.422094960370821" calcext:value-type="float">
            <text:p>0.422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4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0" calcext:value-type="float">
            <text:p>0.00</text:p>
          </table:table-cell>
          <table:table-cell table:style-name="ce9" table:formula="of:=SUM([.C2:.C11])" office:value-type="float" office:value="1" calcext:value-type="float">
            <text:p>1.00</text:p>
          </table:table-cell>
          <table:table-cell table:style-name="ce9" table:formula="of:=SUM([.D2:.D11])" office:value-type="float" office:value="0" calcext:value-type="float">
            <text:p>0.00</text:p>
          </table:table-cell>
          <table:table-cell table:style-name="ce9" table:formula="of:=SUM([.E2:.E11])" office:value-type="float" office:value="0" calcext:value-type="float">
            <text:p>0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2" calcext:value-type="float">
            <text:p>2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.356207187108022" calcext:value-type="float">
            <text:p>0.356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.315464876785729" calcext:value-type="float">
            <text:p>0.315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" calcext:value-type="float">
            <text:p>0.000</text:p>
          </table:table-cell>
          <table:table-cell table:style-name="ce14" table:formula="of:=SUM([.D14:.D18])*[.C40]" office:value-type="float" office:value="0" calcext:value-type="float">
            <text:p>0.00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" calcext:value-type="float">
            <text:p>0.000</text:p>
          </table:table-cell>
          <table:table-cell table:style-name="ce14" table:formula="of:=SUM([.C14:.C23])*[.D40]" office:value-type="float" office:value="0.0783982689786753" calcext:value-type="float">
            <text:p>0.078</text:p>
          </table:table-cell>
          <table:table-cell table:style-name="ce14" table:formula="of:=SUM([.D14:.D23])*[.D40]" office:value-type="float" office:value="0" calcext:value-type="float">
            <text:p>0.000</text:p>
          </table:table-cell>
          <table:table-cell table:style-name="ce14" table:formula="of:=SUM([.E14:.E23])*[.D40]" office:value-type="float" office:value="0" calcext:value-type="float">
            <text:p>0.000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.147829490915453" calcext:value-type="float">
            <text:p>0.148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5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15" table:formula="of:=SUM([.B2:.B11])" office:value-type="float" office:value="0" calcext:value-type="float">
            <text:p>0.00</text:p>
          </table:table-cell>
          <table:table-cell table:style-name="ce9" table:formula="of:=SUM([.C2:.C11])" office:value-type="float" office:value="1" calcext:value-type="float">
            <text:p>1.00</text:p>
          </table:table-cell>
          <table:table-cell table:style-name="ce9" table:formula="of:=SUM([.D2:.D11])" office:value-type="float" office:value="1" calcext:value-type="float">
            <text:p>1.00</text:p>
          </table:table-cell>
          <table:table-cell table:style-name="ce9" table:formula="of:=SUM([.E2:.E11])" office:value-type="float" office:value="1" calcext:value-type="float">
            <text:p>1.00</text:p>
          </table:table-cell>
          <table:table-cell table:style-name="ce9" table:formula="of:=SUM([.F2:.F11])" office:value-type="float" office:value="1" calcext:value-type="float">
            <text:p>1.00</text:p>
          </table:table-cell>
          <table:table-cell table:style-name="ce9" table:formula="of:=SUM([.G2:.G11])" office:value-type="float" office:value="1" calcext:value-type="float">
            <text:p>1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1" calcext:value-type="float">
            <text:p>1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.356207187108022" calcext:value-type="float">
            <text:p>0.356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.315464876785729" calcext:value-type="float">
            <text:p>0.315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.301029995663981" calcext:value-type="float">
            <text:p>0.301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.339160205273616" calcext:value-type="float">
            <text:p>0.339</text:p>
          </table:table-cell>
          <table:table-cell table:style-name="ce14" table:formula="of:=SUM([.D14:.D18])*[.C40]" office:value-type="float" office:value="0" calcext:value-type="float">
            <text:p>0.00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.339160205273616" calcext:value-type="float">
            <text:p>0.339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" calcext:value-type="float">
            <text:p>0.000</text:p>
          </table:table-cell>
          <table:table-cell table:style-name="ce14" table:formula="of:=SUM([.C14:.C23])*[.D40]" office:value-type="float" office:value="0.22009176629808" calcext:value-type="float">
            <text:p>0.220</text:p>
          </table:table-cell>
          <table:table-cell table:style-name="ce14" table:formula="of:=SUM([.D14:.D23])*[.D40]" office:value-type="float" office:value="0.066254223454389" calcext:value-type="float">
            <text:p>0.066</text:p>
          </table:table-cell>
          <table:table-cell table:style-name="ce14" table:formula="of:=SUM([.E14:.E23])*[.D40]" office:value-type="float" office:value="0.0783982689786753" calcext:value-type="float">
            <text:p>0.078</text:p>
          </table:table-cell>
          <table:table-cell table:style-name="ce14" table:formula="of:=SUM([.F14:.F23])*[.D40]" office:value-type="float" office:value="0.0694312219367773" calcext:value-type="float">
            <text:p>0.069</text:p>
          </table:table-cell>
          <table:table-cell table:style-name="ce14" table:formula="of:=SUM([.G14:.G23])*[.D40]" office:value-type="float" office:value="0.22009176629808" calcext:value-type="float">
            <text:p>0.220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6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2" calcext:value-type="float">
            <text:p>2.00</text:p>
          </table:table-cell>
          <table:table-cell table:style-name="ce9" table:formula="of:=SUM([.C2:.C11])" office:value-type="float" office:value="0" calcext:value-type="float">
            <text:p>0.00</text:p>
          </table:table-cell>
          <table:table-cell table:style-name="ce9" table:formula="of:=SUM([.D2:.D11])" office:value-type="float" office:value="0" calcext:value-type="float">
            <text:p>0.00</text:p>
          </table:table-cell>
          <table:table-cell table:style-name="ce15" table:formula="of:=SUM([.E2:.E11])" office:value-type="float" office:value="1" calcext:value-type="float">
            <text:p>1.00</text:p>
          </table:table-cell>
          <table:table-cell table:style-name="ce9" table:formula="of:=SUM([.F2:.F11])" office:value-type="float" office:value="1" calcext:value-type="float">
            <text:p>1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15" table:formula="of:=SUM([.H2:.H11])" office:value-type="float" office:value="1" calcext:value-type="float">
            <text:p>1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.630929753571457" calcext:value-type="float">
            <text:p>0.631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.386852807234542" calcext:value-type="float">
            <text:p>0.387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.333333333333333" calcext:value-type="float">
            <text:p>0.333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.289064826317888" calcext:value-type="float">
            <text:p>0.289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" calcext:value-type="float">
            <text:p>0.000</text:p>
          </table:table-cell>
          <table:table-cell table:style-name="ce14" table:formula="of:=SUM([.D14:.D18])*[.C40]" office:value-type="float" office:value="0" calcext:value-type="float">
            <text:p>0.00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.213986264734527" calcext:value-type="float">
            <text:p>0.214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.131205077512342" calcext:value-type="float">
            <text:p>0.131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136984710298312" calcext:value-type="float">
            <text:p>0.137</text:p>
          </table:table-cell>
          <table:table-cell table:style-name="ce14" table:formula="of:=SUM([.C14:.C23])*[.D40]" office:value-type="float" office:value="0" calcext:value-type="float">
            <text:p>0.000</text:p>
          </table:table-cell>
          <table:table-cell table:style-name="ce14" table:formula="of:=SUM([.D14:.D23])*[.D40]" office:value-type="float" office:value="0" calcext:value-type="float">
            <text:p>0.000</text:p>
          </table:table-cell>
          <table:table-cell table:style-name="ce14" table:formula="of:=SUM([.E14:.E23])*[.D40]" office:value-type="float" office:value="0.0733639220993601" calcext:value-type="float">
            <text:p>0.073</text:p>
          </table:table-cell>
          <table:table-cell table:style-name="ce14" table:formula="of:=SUM([.F14:.F23])*[.D40]" office:value-type="float" office:value="0.138862443873555" calcext:value-type="float">
            <text:p>0.139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.085143117641621" calcext:value-type="float">
            <text:p>0.085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7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6" calcext:value-type="float">
            <text:p>6.00</text:p>
          </table:table-cell>
          <table:table-cell table:style-name="ce9" table:formula="of:=SUM([.C2:.C11])" office:value-type="float" office:value="6" calcext:value-type="float">
            <text:p>6.00</text:p>
          </table:table-cell>
          <table:table-cell table:style-name="ce9" table:formula="of:=SUM([.D2:.D11])" office:value-type="float" office:value="6" calcext:value-type="float">
            <text:p>6.00</text:p>
          </table:table-cell>
          <table:table-cell table:style-name="ce9" table:formula="of:=SUM([.E2:.E11])" office:value-type="float" office:value="7" calcext:value-type="float">
            <text:p>7.00</text:p>
          </table:table-cell>
          <table:table-cell table:style-name="ce9" table:formula="of:=SUM([.F2:.F11])" office:value-type="float" office:value="6" calcext:value-type="float">
            <text:p>6.00</text:p>
          </table:table-cell>
          <table:table-cell table:style-name="ce9" table:formula="of:=SUM([.G2:.G11])" office:value-type="float" office:value="5" calcext:value-type="float">
            <text:p>5.00</text:p>
          </table:table-cell>
          <table:table-cell table:style-name="ce9" table:formula="of:=SUM([.H2:.H11])" office:value-type="float" office:value="6" calcext:value-type="float">
            <text:p>6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.630929753571457" calcext:value-type="float">
            <text:p>0.631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.630929753571457" calcext:value-type="float">
            <text:p>0.631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.630929753571457" calcext:value-type="float">
            <text:p>0.631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.5" calcext:value-type="float">
            <text:p>0.5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.5" calcext:value-type="float">
            <text:p>0.5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.430676558073393" calcext:value-type="float">
            <text:p>0.431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.430676558073393" calcext:value-type="float">
            <text:p>0.431</text:p>
          </table:table-cell>
          <table:table-cell table:style-name="ce13" table:formula="of:=((2^[.F5])-1)/LOG([.A5]+1;2)" office:value-type="float" office:value="0.430676558073393" calcext:value-type="float">
            <text:p>0.431</text:p>
          </table:table-cell>
          <table:table-cell table:style-name="ce13" table:formula="of:=((2^[.G5])-1)/LOG([.A5]+1;2)" office:value-type="float" office:value="0.430676558073393" calcext:value-type="float">
            <text:p>0.431</text:p>
          </table:table-cell>
          <table:table-cell table:style-name="ce13" table:formula="of:=((2^[.H5])-1)/LOG([.A5]+1;2)" office:value-type="float" office:value="0.430676558073393" calcext:value-type="float">
            <text:p>0.4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.386852807234542" calcext:value-type="float">
            <text:p>0.387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.386852807234542" calcext:value-type="float">
            <text:p>0.387</text:p>
          </table:table-cell>
          <table:table-cell table:style-name="ce13" table:formula="of:=((2^[.E6])-1)/LOG([.A6]+1;2)" office:value-type="float" office:value="0.386852807234542" calcext:value-type="float">
            <text:p>0.387</text:p>
          </table:table-cell>
          <table:table-cell table:style-name="ce13" table:formula="of:=((2^[.F6])-1)/LOG([.A6]+1;2)" office:value-type="float" office:value="0.386852807234542" calcext:value-type="float">
            <text:p>0.387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.356207187108022" calcext:value-type="float">
            <text:p>0.356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.356207187108022" calcext:value-type="float">
            <text:p>0.356</text:p>
          </table:table-cell>
          <table:table-cell table:style-name="ce13" table:formula="of:=((2^[.F7])-1)/LOG([.A7]+1;2)" office:value-type="float" office:value="0.356207187108022" calcext:value-type="float">
            <text:p>0.356</text:p>
          </table:table-cell>
          <table:table-cell table:style-name="ce13" table:formula="of:=((2^[.G7])-1)/LOG([.A7]+1;2)" office:value-type="float" office:value="0.356207187108022" calcext:value-type="float">
            <text:p>0.356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.333333333333333" calcext:value-type="float">
            <text:p>0.333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.333333333333333" calcext:value-type="float">
            <text:p>0.333</text:p>
          </table:table-cell>
          <table:table-cell table:style-name="ce13" table:formula="of:=((2^[.F8])-1)/LOG([.A8]+1;2)" office:value-type="float" office:value="0.333333333333333" calcext:value-type="float">
            <text:p>0.333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.333333333333333" calcext:value-type="float">
            <text:p>0.333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.315464876785729" calcext:value-type="float">
            <text:p>0.315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.315464876785729" calcext:value-type="float">
            <text:p>0.315</text:p>
          </table:table-cell>
          <table:table-cell table:style-name="ce13" table:formula="of:=((2^[.H9])-1)/LOG([.A9]+1;2)" office:value-type="float" office:value="0.315464876785729" calcext:value-type="float">
            <text:p>0.315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.301029995663981" calcext:value-type="float">
            <text:p>0.301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.301029995663981" calcext:value-type="float">
            <text:p>0.301</text:p>
          </table:table-cell>
          <table:table-cell table:style-name="ce13" table:formula="of:=((2^[.E10])-1)/LOG([.A10]+1;2)" office:value-type="float" office:value="0.301029995663981" calcext:value-type="float">
            <text:p>0.301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.301029995663981" calcext:value-type="float">
            <text:p>0.301</text:p>
          </table:table-cell>
          <table:table-cell table:style-name="ce13" table:formula="of:=((2^[.H10])-1)/LOG([.A10]+1;2)" office:value-type="float" office:value="0.301029995663981" calcext:value-type="float">
            <text:p>0.301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.289064826317888" calcext:value-type="float">
            <text:p>0.289</text:p>
          </table:table-cell>
          <table:table-cell table:style-name="ce13" table:formula="of:=((2^[.C11])-1)/LOG([.A11]+1;2)" office:value-type="float" office:value="0.289064826317888" calcext:value-type="float">
            <text:p>0.289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.289064826317888" calcext:value-type="float">
            <text:p>0.289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514771444883677" calcext:value-type="float">
            <text:p>0.515</text:p>
          </table:table-cell>
          <table:table-cell table:style-name="ce14" table:formula="of:=SUM([.C14:.C18])*[.C40]" office:value-type="float" office:value="0.485228555116323" calcext:value-type="float">
            <text:p>0.485</text:p>
          </table:table-cell>
          <table:table-cell table:style-name="ce14" table:formula="of:=SUM([.D14:.D18])*[.C40]" office:value-type="float" office:value="0.660839794726384" calcext:value-type="float">
            <text:p>0.661</text:p>
          </table:table-cell>
          <table:table-cell table:style-name="ce14" table:formula="of:=SUM([.E14:.E18])*[.C40]" office:value-type="float" office:value="0.277273427355048" calcext:value-type="float">
            <text:p>0.277</text:p>
          </table:table-cell>
          <table:table-cell table:style-name="ce14" table:formula="of:=SUM([.F14:.F18])*[.C40]" office:value-type="float" office:value="0.446853529991856" calcext:value-type="float">
            <text:p>0.447</text:p>
          </table:table-cell>
          <table:table-cell table:style-name="ce14" table:formula="of:=SUM([.G14:.G18])*[.C40]" office:value-type="float" office:value="0.360054614577234" calcext:value-type="float">
            <text:p>0.360</text:p>
          </table:table-cell>
          <table:table-cell table:style-name="ce14" table:formula="of:=SUM([.H14:.H18])*[.C40]" office:value-type="float" office:value="0.315648452479514" calcext:value-type="float">
            <text:p>0.31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542324725296232" calcext:value-type="float">
            <text:p>0.542</text:p>
          </table:table-cell>
          <table:table-cell table:style-name="ce14" table:formula="of:=SUM([.C14:.C23])*[.D40]" office:value-type="float" office:value="0.596517333399007" calcext:value-type="float">
            <text:p>0.597</text:p>
          </table:table-cell>
          <table:table-cell table:style-name="ce14" table:formula="of:=SUM([.D14:.D23])*[.D40]" office:value-type="float" office:value="0.564525254424933" calcext:value-type="float">
            <text:p>0.565</text:p>
          </table:table-cell>
          <table:table-cell table:style-name="ce14" table:formula="of:=SUM([.E14:.E23])*[.D40]" office:value-type="float" office:value="0.530999906679325" calcext:value-type="float">
            <text:p>0.531</text:p>
          </table:table-cell>
          <table:table-cell table:style-name="ce14" table:formula="of:=SUM([.F14:.F23])*[.D40]" office:value-type="float" office:value="0.507993779692636" calcext:value-type="float">
            <text:p>0.508</text:p>
          </table:table-cell>
          <table:table-cell table:style-name="ce14" table:formula="of:=SUM([.G14:.G23])*[.D40]" office:value-type="float" office:value="0.447734522612947" calcext:value-type="float">
            <text:p>0.448</text:p>
          </table:table-cell>
          <table:table-cell table:style-name="ce14" table:formula="of:=SUM([.H14:.H23])*[.D40]" office:value-type="float" office:value="0.492281883987793" calcext:value-type="float">
            <text:p>0.492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8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10" calcext:value-type="float">
            <text:p>10.00</text:p>
          </table:table-cell>
          <table:table-cell table:style-name="ce9" table:formula="of:=SUM([.C2:.C11])" office:value-type="float" office:value="8" calcext:value-type="float">
            <text:p>8.00</text:p>
          </table:table-cell>
          <table:table-cell table:style-name="ce9" table:formula="of:=SUM([.D2:.D11])" office:value-type="float" office:value="7" calcext:value-type="float">
            <text:p>7.00</text:p>
          </table:table-cell>
          <table:table-cell table:style-name="ce9" table:formula="of:=SUM([.E2:.E11])" office:value-type="float" office:value="5" calcext:value-type="float">
            <text:p>5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1" calcext:value-type="float">
            <text:p>1.00</text:p>
          </table:table-cell>
          <table:table-cell table:style-name="ce9" table:formula="of:=SUM([.H2:.H11])" office:value-type="float" office:value="3" calcext:value-type="float">
            <text:p>3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1" calcext:value-type="float">
            <text:p>1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.630929753571457" calcext:value-type="float">
            <text:p>0.631</text:p>
          </table:table-cell>
          <table:table-cell table:style-name="ce13" table:formula="of:=((2^[.C3])-1)/LOG([.A3]+1;2)" office:value-type="float" office:value="0.630929753571457" calcext:value-type="float">
            <text:p>0.631</text:p>
          </table:table-cell>
          <table:table-cell table:style-name="ce13" table:formula="of:=((2^[.D3])-1)/LOG([.A3]+1;2)" office:value-type="float" office:value="0.630929753571457" calcext:value-type="float">
            <text:p>0.631</text:p>
          </table:table-cell>
          <table:table-cell table:style-name="ce13" table:formula="of:=((2^[.E3])-1)/LOG([.A3]+1;2)" office:value-type="float" office:value="0.630929753571457" calcext:value-type="float">
            <text:p>0.631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.5" calcext:value-type="float">
            <text:p>0.500</text:p>
          </table:table-cell>
          <table:table-cell table:style-name="ce13" table:formula="of:=((2^[.E4])-1)/LOG([.A4]+1;2)" office:value-type="float" office:value="0.5" calcext:value-type="float">
            <text:p>0.5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.430676558073393" calcext:value-type="float">
            <text:p>0.431</text:p>
          </table:table-cell>
          <table:table-cell table:style-name="ce13" table:formula="of:=((2^[.C5])-1)/LOG([.A5]+1;2)" office:value-type="float" office:value="0.430676558073393" calcext:value-type="float">
            <text:p>0.431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.386852807234542" calcext:value-type="float">
            <text:p>0.387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.386852807234542" calcext:value-type="float">
            <text:p>0.387</text:p>
          </table:table-cell>
          <table:table-cell table:style-name="ce13" table:formula="of:=((2^[.E6])-1)/LOG([.A6]+1;2)" office:value-type="float" office:value="0.386852807234542" calcext:value-type="float">
            <text:p>0.387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.386852807234542" calcext:value-type="float">
            <text:p>0.387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.356207187108022" calcext:value-type="float">
            <text:p>0.356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.356207187108022" calcext:value-type="float">
            <text:p>0.356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.333333333333333" calcext:value-type="float">
            <text:p>0.333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.315464876785729" calcext:value-type="float">
            <text:p>0.315</text:p>
          </table:table-cell>
          <table:table-cell table:style-name="ce13" table:formula="of:=((2^[.C9])-1)/LOG([.A9]+1;2)" office:value-type="float" office:value="0.315464876785729" calcext:value-type="float">
            <text:p>0.315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.315464876785729" calcext:value-type="float">
            <text:p>0.315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.301029995663981" calcext:value-type="float">
            <text:p>0.301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.301029995663981" calcext:value-type="float">
            <text:p>0.301</text:p>
          </table:table-cell>
          <table:table-cell table:style-name="ce13" table:formula="of:=((2^[.E10])-1)/LOG([.A10]+1;2)" office:value-type="float" office:value="0.301029995663981" calcext:value-type="float">
            <text:p>0.301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.301029995663981" calcext:value-type="float">
            <text:p>0.301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.289064826317888" calcext:value-type="float">
            <text:p>0.289</text:p>
          </table:table-cell>
          <table:table-cell table:style-name="ce13" table:formula="of:=((2^[.C11])-1)/LOG([.A11]+1;2)" office:value-type="float" office:value="0.289064826317888" calcext:value-type="float">
            <text:p>0.289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1" calcext:value-type="float">
            <text:p>1.000</text:p>
          </table:table-cell>
          <table:table-cell table:style-name="ce14" table:formula="of:=SUM([.C14:.C18])*[.C40]" office:value-type="float" office:value="0.868794922487658" calcext:value-type="float">
            <text:p>0.869</text:p>
          </table:table-cell>
          <table:table-cell table:style-name="ce14" table:formula="of:=SUM([.D14:.D18])*[.C40]" office:value-type="float" office:value="1" calcext:value-type="float">
            <text:p>1.000</text:p>
          </table:table-cell>
          <table:table-cell table:style-name="ce14" table:formula="of:=SUM([.E14:.E18])*[.C40]" office:value-type="float" office:value="0.514771444883677" calcext:value-type="float">
            <text:p>0.515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.131205077512342" calcext:value-type="float">
            <text:p>0.131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1" calcext:value-type="float">
            <text:p>1.000</text:p>
          </table:table-cell>
          <table:table-cell table:style-name="ce14" table:formula="of:=SUM([.C14:.C23])*[.D40]" office:value-type="float" office:value="0.841492960259019" calcext:value-type="float">
            <text:p>0.841</text:p>
          </table:table-cell>
          <table:table-cell table:style-name="ce14" table:formula="of:=SUM([.D14:.D23])*[.D40]" office:value-type="float" office:value="0.784617020723013" calcext:value-type="float">
            <text:p>0.785</text:p>
          </table:table-cell>
          <table:table-cell table:style-name="ce14" table:formula="of:=SUM([.E14:.E23])*[.D40]" office:value-type="float" office:value="0.469736890055382" calcext:value-type="float">
            <text:p>0.470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.0783982689786753" calcext:value-type="float">
            <text:p>0.078</text:p>
          </table:table-cell>
          <table:table-cell table:style-name="ce14" table:formula="of:=SUM([.H14:.H23])*[.D40]" office:value-type="float" office:value="0.22476126319537" calcext:value-type="float">
            <text:p>0.225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9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7" calcext:value-type="float">
            <text:p>7.00</text:p>
          </table:table-cell>
          <table:table-cell table:style-name="ce9" table:formula="of:=SUM([.C2:.C11])" office:value-type="float" office:value="8" calcext:value-type="float">
            <text:p>8.00</text:p>
          </table:table-cell>
          <table:table-cell table:style-name="ce9" table:formula="of:=SUM([.D2:.D11])" office:value-type="float" office:value="6" calcext:value-type="float">
            <text:p>6.00</text:p>
          </table:table-cell>
          <table:table-cell table:style-name="ce9" table:formula="of:=SUM([.E2:.E11])" office:value-type="float" office:value="2" calcext:value-type="float">
            <text:p>2.00</text:p>
          </table:table-cell>
          <table:table-cell table:style-name="ce9" table:formula="of:=SUM([.F2:.F11])" office:value-type="float" office:value="8" calcext:value-type="float">
            <text:p>8.00</text:p>
          </table:table-cell>
          <table:table-cell table:style-name="ce9" table:formula="of:=SUM([.G2:.G11])" office:value-type="float" office:value="5" calcext:value-type="float">
            <text:p>5.00</text:p>
          </table:table-cell>
          <table:table-cell table:style-name="ce9" table:formula="of:=SUM([.H2:.H11])" office:value-type="float" office:value="7" calcext:value-type="float">
            <text:p>7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1" calcext:value-type="float">
            <text:p>1.000</text:p>
          </table:table-cell>
          <table:table-cell table:style-name="ce13" table:formula="of:=((2^[.F2])-1)/LOG([.A2]+1;2)" office:value-type="float" office:value="1" calcext:value-type="float">
            <text:p>1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1" calcext:value-type="float">
            <text:p>1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.630929753571457" calcext:value-type="float">
            <text:p>0.631</text:p>
          </table:table-cell>
          <table:table-cell table:style-name="ce13" table:formula="of:=((2^[.C3])-1)/LOG([.A3]+1;2)" office:value-type="float" office:value="0.630929753571457" calcext:value-type="float">
            <text:p>0.631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.630929753571457" calcext:value-type="float">
            <text:p>0.631</text:p>
          </table:table-cell>
          <table:table-cell table:style-name="ce13" table:formula="of:=((2^[.G3])-1)/LOG([.A3]+1;2)" office:value-type="float" office:value="0.630929753571457" calcext:value-type="float">
            <text:p>0.631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.5" calcext:value-type="float">
            <text:p>0.500</text:p>
          </table:table-cell>
          <table:table-cell table:style-name="ce13" table:formula="of:=((2^[.E4])-1)/LOG([.A4]+1;2)" office:value-type="float" office:value="0.5" calcext:value-type="float">
            <text:p>0.5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.5" calcext:value-type="float">
            <text:p>0.500</text:p>
          </table:table-cell>
          <table:table-cell table:style-name="ce13" table:formula="of:=((2^[.H4])-1)/LOG([.A4]+1;2)" office:value-type="float" office:value="0.5" calcext:value-type="float">
            <text:p>0.5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.430676558073393" calcext:value-type="float">
            <text:p>0.431</text:p>
          </table:table-cell>
          <table:table-cell table:style-name="ce13" table:formula="of:=((2^[.C5])-1)/LOG([.A5]+1;2)" office:value-type="float" office:value="0.430676558073393" calcext:value-type="float">
            <text:p>0.431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.430676558073393" calcext:value-type="float">
            <text:p>0.431</text:p>
          </table:table-cell>
          <table:table-cell table:style-name="ce13" table:formula="of:=((2^[.G5])-1)/LOG([.A5]+1;2)" office:value-type="float" office:value="0.430676558073393" calcext:value-type="float">
            <text:p>0.431</text:p>
          </table:table-cell>
          <table:table-cell table:style-name="ce13" table:formula="of:=((2^[.H5])-1)/LOG([.A5]+1;2)" office:value-type="float" office:value="0.430676558073393" calcext:value-type="float">
            <text:p>0.4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.386852807234542" calcext:value-type="float">
            <text:p>0.387</text:p>
          </table:table-cell>
          <table:table-cell table:style-name="ce13" table:formula="of:=((2^[.C6])-1)/LOG([.A6]+1;2)" office:value-type="float" office:value="0.386852807234542" calcext:value-type="float">
            <text:p>0.387</text:p>
          </table:table-cell>
          <table:table-cell table:style-name="ce13" table:formula="of:=((2^[.D6])-1)/LOG([.A6]+1;2)" office:value-type="float" office:value="0.386852807234542" calcext:value-type="float">
            <text:p>0.387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.386852807234542" calcext:value-type="float">
            <text:p>0.387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.386852807234542" calcext:value-type="float">
            <text:p>0.387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.356207187108022" calcext:value-type="float">
            <text:p>0.356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.356207187108022" calcext:value-type="float">
            <text:p>0.356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.356207187108022" calcext:value-type="float">
            <text:p>0.356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.333333333333333" calcext:value-type="float">
            <text:p>0.333</text:p>
          </table:table-cell>
          <table:table-cell table:style-name="ce13" table:formula="of:=((2^[.D8])-1)/LOG([.A8]+1;2)" office:value-type="float" office:value="0.333333333333333" calcext:value-type="float">
            <text:p>0.333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.333333333333333" calcext:value-type="float">
            <text:p>0.333</text:p>
          </table:table-cell>
          <table:table-cell table:style-name="ce13" table:formula="of:=((2^[.G8])-1)/LOG([.A8]+1;2)" office:value-type="float" office:value="0.333333333333333" calcext:value-type="float">
            <text:p>0.333</text:p>
          </table:table-cell>
          <table:table-cell table:style-name="ce13" table:formula="of:=((2^[.H8])-1)/LOG([.A8]+1;2)" office:value-type="float" office:value="0.333333333333333" calcext:value-type="float">
            <text:p>0.333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.315464876785729" calcext:value-type="float">
            <text:p>0.315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.301029995663981" calcext:value-type="float">
            <text:p>0.301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660839794726384" calcext:value-type="float">
            <text:p>0.661</text:p>
          </table:table-cell>
          <table:table-cell table:style-name="ce14" table:formula="of:=SUM([.C14:.C18])*[.C40]" office:value-type="float" office:value="1" calcext:value-type="float">
            <text:p>1.000</text:p>
          </table:table-cell>
          <table:table-cell table:style-name="ce14" table:formula="of:=SUM([.D14:.D18])*[.C40]" office:value-type="float" office:value="0.786013735265472" calcext:value-type="float">
            <text:p>0.786</text:p>
          </table:table-cell>
          <table:table-cell table:style-name="ce14" table:formula="of:=SUM([.E14:.E18])*[.C40]" office:value-type="float" office:value="0.508740307910424" calcext:value-type="float">
            <text:p>0.509</text:p>
          </table:table-cell>
          <table:table-cell table:style-name="ce14" table:formula="of:=SUM([.F14:.F18])*[.C40]" office:value-type="float" office:value="1" calcext:value-type="float">
            <text:p>1.000</text:p>
          </table:table-cell>
          <table:table-cell table:style-name="ce14" table:formula="of:=SUM([.G14:.G18])*[.C40]" office:value-type="float" office:value="0.529634717214042" calcext:value-type="float">
            <text:p>0.530</text:p>
          </table:table-cell>
          <table:table-cell table:style-name="ce14" table:formula="of:=SUM([.H14:.H18])*[.C40]" office:value-type="float" office:value="1" calcext:value-type="float">
            <text:p>1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650033222048579" calcext:value-type="float">
            <text:p>0.650</text:p>
          </table:table-cell>
          <table:table-cell table:style-name="ce14" table:formula="of:=SUM([.C14:.C23])*[.D40]" office:value-type="float" office:value="0.866947989864271" calcext:value-type="float">
            <text:p>0.867</text:p>
          </table:table-cell>
          <table:table-cell table:style-name="ce14" table:formula="of:=SUM([.D14:.D23])*[.D40]" office:value-type="float" office:value="0.661831322536327" calcext:value-type="float">
            <text:p>0.662</text:p>
          </table:table-cell>
          <table:table-cell table:style-name="ce14" table:formula="of:=SUM([.E14:.E23])*[.D40]" office:value-type="float" office:value="0.33013764944712" calcext:value-type="float">
            <text:p>0.330</text:p>
          </table:table-cell>
          <table:table-cell table:style-name="ce14" table:formula="of:=SUM([.F14:.F23])*[.D40]" office:value-type="float" office:value="0.866947989864271" calcext:value-type="float">
            <text:p>0.867</text:p>
          </table:table-cell>
          <table:table-cell table:style-name="ce14" table:formula="of:=SUM([.G14:.G23])*[.D40]" office:value-type="float" office:value="0.483314836945895" calcext:value-type="float">
            <text:p>0.483</text:p>
          </table:table-cell>
          <table:table-cell table:style-name="ce14" table:formula="of:=SUM([.H14:.H23])*[.D40]" office:value-type="float" office:value="0.800693766409882" calcext:value-type="float">
            <text:p>0.801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0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0" calcext:value-type="float">
            <text:p>0.00</text:p>
          </table:table-cell>
          <table:table-cell table:style-name="ce9" table:formula="of:=SUM([.C2:.C11])" office:value-type="float" office:value="5" calcext:value-type="float">
            <text:p>5.00</text:p>
          </table:table-cell>
          <table:table-cell table:style-name="ce9" table:formula="of:=SUM([.D2:.D11])" office:value-type="float" office:value="4" calcext:value-type="float">
            <text:p>4.00</text:p>
          </table:table-cell>
          <table:table-cell table:style-name="ce9" table:formula="of:=SUM([.E2:.E11])" office:value-type="float" office:value="4" calcext:value-type="float">
            <text:p>4.00</text:p>
          </table:table-cell>
          <table:table-cell table:style-name="ce9" table:formula="of:=SUM([.F2:.F11])" office:value-type="float" office:value="5" calcext:value-type="float">
            <text:p>5.00</text:p>
          </table:table-cell>
          <table:table-cell table:style-name="ce9" table:formula="of:=SUM([.G2:.G11])" office:value-type="float" office:value="1" calcext:value-type="float">
            <text:p>1.00</text:p>
          </table:table-cell>
          <table:table-cell table:style-name="ce9" table:formula="of:=SUM([.H2:.H11])" office:value-type="float" office:value="4" calcext:value-type="float">
            <text:p>4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1" calcext:value-type="float">
            <text:p>1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1" calcext:value-type="float">
            <text:p>1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.630929753571457" calcext:value-type="float">
            <text:p>0.631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.386852807234542" calcext:value-type="float">
            <text:p>0.387</text:p>
          </table:table-cell>
          <table:table-cell table:style-name="ce13" table:formula="of:=((2^[.D6])-1)/LOG([.A6]+1;2)" office:value-type="float" office:value="0.386852807234542" calcext:value-type="float">
            <text:p>0.387</text:p>
          </table:table-cell>
          <table:table-cell table:style-name="ce13" table:formula="of:=((2^[.E6])-1)/LOG([.A6]+1;2)" office:value-type="float" office:value="0.386852807234542" calcext:value-type="float">
            <text:p>0.387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.356207187108022" calcext:value-type="float">
            <text:p>0.356</text:p>
          </table:table-cell>
          <table:table-cell table:style-name="ce13" table:formula="of:=((2^[.E7])-1)/LOG([.A7]+1;2)" office:value-type="float" office:value="0.356207187108022" calcext:value-type="float">
            <text:p>0.356</text:p>
          </table:table-cell>
          <table:table-cell table:style-name="ce13" table:formula="of:=((2^[.F7])-1)/LOG([.A7]+1;2)" office:value-type="float" office:value="0.356207187108022" calcext:value-type="float">
            <text:p>0.356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.333333333333333" calcext:value-type="float">
            <text:p>0.333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.333333333333333" calcext:value-type="float">
            <text:p>0.333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.315464876785729" calcext:value-type="float">
            <text:p>0.315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.301029995663981" calcext:value-type="float">
            <text:p>0.301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.289064826317888" calcext:value-type="float">
            <text:p>0.289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" calcext:value-type="float">
            <text:p>0.000</text:p>
          </table:table-cell>
          <table:table-cell table:style-name="ce14" table:formula="of:=SUM([.C14:.C18])*[.C40]" office:value-type="float" office:value="0.639945385422766" calcext:value-type="float">
            <text:p>0.640</text:p>
          </table:table-cell>
          <table:table-cell table:style-name="ce14" table:formula="of:=SUM([.D14:.D18])*[.C40]" office:value-type="float" office:value="0.470365282785958" calcext:value-type="float">
            <text:p>0.470</text:p>
          </table:table-cell>
          <table:table-cell table:style-name="ce14" table:formula="of:=SUM([.E14:.E18])*[.C40]" office:value-type="float" office:value="0.345191342246869" calcext:value-type="float">
            <text:p>0.345</text:p>
          </table:table-cell>
          <table:table-cell table:style-name="ce14" table:formula="of:=SUM([.F14:.F18])*[.C40]" office:value-type="float" office:value="0.508740307910424" calcext:value-type="float">
            <text:p>0.509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.553146470008144" calcext:value-type="float">
            <text:p>0.553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" calcext:value-type="float">
            <text:p>0.000</text:p>
          </table:table-cell>
          <table:table-cell table:style-name="ce14" table:formula="of:=SUM([.C14:.C23])*[.D40]" office:value-type="float" office:value="0.567042958166777" calcext:value-type="float">
            <text:p>0.567</text:p>
          </table:table-cell>
          <table:table-cell table:style-name="ce14" table:formula="of:=SUM([.D14:.D23])*[.D40]" office:value-type="float" office:value="0.453064374855154" calcext:value-type="float">
            <text:p>0.453</text:p>
          </table:table-cell>
          <table:table-cell table:style-name="ce14" table:formula="of:=SUM([.E14:.E23])*[.D40]" office:value-type="float" office:value="0.36865805394824" calcext:value-type="float">
            <text:p>0.369</text:p>
          </table:table-cell>
          <table:table-cell table:style-name="ce14" table:formula="of:=SUM([.F14:.F23])*[.D40]" office:value-type="float" office:value="0.538410930079136" calcext:value-type="float">
            <text:p>0.538</text:p>
          </table:table-cell>
          <table:table-cell table:style-name="ce14" table:formula="of:=SUM([.G14:.G23])*[.D40]" office:value-type="float" office:value="0.0733639220993601" calcext:value-type="float">
            <text:p>0.073</text:p>
          </table:table-cell>
          <table:table-cell table:style-name="ce14" table:formula="of:=SUM([.H14:.H23])*[.D40]" office:value-type="float" office:value="0.506783701087087" calcext:value-type="float">
            <text:p>0.507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1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3" calcext:value-type="float">
            <text:p>3.00</text:p>
          </table:table-cell>
          <table:table-cell table:style-name="ce9" table:formula="of:=SUM([.C2:.C11])" office:value-type="float" office:value="2" calcext:value-type="float">
            <text:p>2.00</text:p>
          </table:table-cell>
          <table:table-cell table:style-name="ce9" table:formula="of:=SUM([.D2:.D11])" office:value-type="float" office:value="3" calcext:value-type="float">
            <text:p>3.00</text:p>
          </table:table-cell>
          <table:table-cell table:style-name="ce9" table:formula="of:=SUM([.E2:.E11])" office:value-type="float" office:value="3" calcext:value-type="float">
            <text:p>3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9" table:formula="of:=SUM([.H2:.H11])" office:value-type="float" office:value="2" calcext:value-type="float">
            <text:p>2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1" calcext:value-type="float">
            <text:p>1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.630929753571457" calcext:value-type="float">
            <text:p>0.631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.386852807234542" calcext:value-type="float">
            <text:p>0.387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.386852807234542" calcext:value-type="float">
            <text:p>0.387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.356207187108022" calcext:value-type="float">
            <text:p>0.356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.333333333333333" calcext:value-type="float">
            <text:p>0.333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.301029995663981" calcext:value-type="float">
            <text:p>0.301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.301029995663981" calcext:value-type="float">
            <text:p>0.301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213986264734527" calcext:value-type="float">
            <text:p>0.214</text:p>
          </table:table-cell>
          <table:table-cell table:style-name="ce14" table:formula="of:=SUM([.C14:.C18])*[.C40]" office:value-type="float" office:value="0.131205077512342" calcext:value-type="float">
            <text:p>0.131</text:p>
          </table:table-cell>
          <table:table-cell table:style-name="ce14" table:formula="of:=SUM([.D14:.D18])*[.C40]" office:value-type="float" office:value="0.339160205273616" calcext:value-type="float">
            <text:p>0.339</text:p>
          </table:table-cell>
          <table:table-cell table:style-name="ce14" table:formula="of:=SUM([.E14:.E18])*[.C40]" office:value-type="float" office:value="0.339160205273616" calcext:value-type="float">
            <text:p>0.339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.345191342246869" calcext:value-type="float">
            <text:p>0.345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278480589427304" calcext:value-type="float">
            <text:p>0.278</text:p>
          </table:table-cell>
          <table:table-cell table:style-name="ce14" table:formula="of:=SUM([.C14:.C23])*[.D40]" office:value-type="float" office:value="0.15139734109601" calcext:value-type="float">
            <text:p>0.151</text:p>
          </table:table-cell>
          <table:table-cell table:style-name="ce14" table:formula="of:=SUM([.D14:.D23])*[.D40]" office:value-type="float" office:value="0.355777211689246" calcext:value-type="float">
            <text:p>0.356</text:p>
          </table:table-cell>
          <table:table-cell table:style-name="ce14" table:formula="of:=SUM([.E14:.E23])*[.D40]" office:value-type="float" office:value="0.371853957376116" calcext:value-type="float">
            <text:p>0.372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.224005561515175" calcext:value-type="float">
            <text:p>0.224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2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4" calcext:value-type="float">
            <text:p>4.00</text:p>
          </table:table-cell>
          <table:table-cell table:style-name="ce9" table:formula="of:=SUM([.C2:.C11])" office:value-type="float" office:value="5" calcext:value-type="float">
            <text:p>5.00</text:p>
          </table:table-cell>
          <table:table-cell table:style-name="ce9" table:formula="of:=SUM([.D2:.D11])" office:value-type="float" office:value="3" calcext:value-type="float">
            <text:p>3.00</text:p>
          </table:table-cell>
          <table:table-cell table:style-name="ce9" table:formula="of:=SUM([.E2:.E11])" office:value-type="float" office:value="2" calcext:value-type="float">
            <text:p>2.00</text:p>
          </table:table-cell>
          <table:table-cell table:style-name="ce9" table:formula="of:=SUM([.F2:.F11])" office:value-type="float" office:value="3" calcext:value-type="float">
            <text:p>3.00</text:p>
          </table:table-cell>
          <table:table-cell table:style-name="ce9" table:formula="of:=SUM([.G2:.G11])" office:value-type="float" office:value="3" calcext:value-type="float">
            <text:p>3.00</text:p>
          </table:table-cell>
          <table:table-cell table:style-name="ce9" table:formula="of:=SUM([.H2:.H11])" office:value-type="float" office:value="4" calcext:value-type="float">
            <text:p>4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1" calcext:value-type="float">
            <text:p>1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1" calcext:value-type="float">
            <text:p>1.000</text:p>
          </table:table-cell>
          <table:table-cell table:style-name="ce13" table:formula="of:=((2^[.G2])-1)/LOG([.A2]+1;2)" office:value-type="float" office:value="1" calcext:value-type="float">
            <text:p>1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.630929753571457" calcext:value-type="float">
            <text:p>0.631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.630929753571457" calcext:value-type="float">
            <text:p>0.631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.630929753571457" calcext:value-type="float">
            <text:p>0.631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.5" calcext:value-type="float">
            <text:p>0.5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.386852807234542" calcext:value-type="float">
            <text:p>0.387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.386852807234542" calcext:value-type="float">
            <text:p>0.387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.386852807234542" calcext:value-type="float">
            <text:p>0.387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.356207187108022" calcext:value-type="float">
            <text:p>0.356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.315464876785729" calcext:value-type="float">
            <text:p>0.315</text:p>
          </table:table-cell>
          <table:table-cell table:style-name="ce13" table:formula="of:=((2^[.C9])-1)/LOG([.A9]+1;2)" office:value-type="float" office:value="0" calcext:value-type="float">
            <text:p>0.000</text:p>
          </table:table-cell>
          <table:table-cell table:style-name="ce13" table:formula="of:=((2^[.D9])-1)/LOG([.A9]+1;2)" office:value-type="float" office:value="0.315464876785729" calcext:value-type="float">
            <text:p>0.315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.289064826317888" calcext:value-type="float">
            <text:p>0.289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339160205273616" calcext:value-type="float">
            <text:p>0.339</text:p>
          </table:table-cell>
          <table:table-cell table:style-name="ce14" table:formula="of:=SUM([.C14:.C18])*[.C40]" office:value-type="float" office:value="0.853931650157293" calcext:value-type="float">
            <text:p>0.854</text:p>
          </table:table-cell>
          <table:table-cell table:style-name="ce14" table:formula="of:=SUM([.D14:.D18])*[.C40]" office:value-type="float" office:value="0.485228555116323" calcext:value-type="float">
            <text:p>0.485</text:p>
          </table:table-cell>
          <table:table-cell table:style-name="ce14" table:formula="of:=SUM([.E14:.E18])*[.C40]" office:value-type="float" office:value="0.345191342246869" calcext:value-type="float">
            <text:p>0.345</text:p>
          </table:table-cell>
          <table:table-cell table:style-name="ce14" table:formula="of:=SUM([.F14:.F18])*[.C40]" office:value-type="float" office:value="0.508740307910424" calcext:value-type="float">
            <text:p>0.509</text:p>
          </table:table-cell>
          <table:table-cell table:style-name="ce14" table:formula="of:=SUM([.G14:.G18])*[.C40]" office:value-type="float" office:value="0.553146470008144" calcext:value-type="float">
            <text:p>0.553</text:p>
          </table:table-cell>
          <table:table-cell table:style-name="ce14" table:formula="of:=SUM([.H14:.H18])*[.C40]" office:value-type="float" office:value="0.514771444883677" calcext:value-type="float">
            <text:p>0.515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441285179312893" calcext:value-type="float">
            <text:p>0.441</text:p>
          </table:table-cell>
          <table:table-cell table:style-name="ce14" table:formula="of:=SUM([.C14:.C23])*[.D40]" office:value-type="float" office:value="0.632541479940971" calcext:value-type="float">
            <text:p>0.633</text:p>
          </table:table-cell>
          <table:table-cell table:style-name="ce14" table:formula="of:=SUM([.D14:.D23])*[.D40]" office:value-type="float" office:value="0.384311352604408" calcext:value-type="float">
            <text:p>0.384</text:p>
          </table:table-cell>
          <table:table-cell table:style-name="ce14" table:formula="of:=SUM([.E14:.E23])*[.D40]" office:value-type="float" office:value="0.224005561515175" calcext:value-type="float">
            <text:p>0.224</text:p>
          </table:table-cell>
          <table:table-cell table:style-name="ce14" table:formula="of:=SUM([.F14:.F23])*[.D40]" office:value-type="float" office:value="0.396391872901509" calcext:value-type="float">
            <text:p>0.396</text:p>
          </table:table-cell>
          <table:table-cell table:style-name="ce14" table:formula="of:=SUM([.G14:.G23])*[.D40]" office:value-type="float" office:value="0.422574998370586" calcext:value-type="float">
            <text:p>0.423</text:p>
          </table:table-cell>
          <table:table-cell table:style-name="ce14" table:formula="of:=SUM([.H14:.H23])*[.D40]" office:value-type="float" office:value="0.412449713642891" calcext:value-type="float">
            <text:p>0.412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3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3" calcext:value-type="float">
            <text:p>3.00</text:p>
          </table:table-cell>
          <table:table-cell table:style-name="ce9" table:formula="of:=SUM([.C2:.C11])" office:value-type="float" office:value="4" calcext:value-type="float">
            <text:p>4.00</text:p>
          </table:table-cell>
          <table:table-cell table:style-name="ce9" table:formula="of:=SUM([.D2:.D11])" office:value-type="float" office:value="2" calcext:value-type="float">
            <text:p>2.00</text:p>
          </table:table-cell>
          <table:table-cell table:style-name="ce9" table:formula="of:=SUM([.E2:.E11])" office:value-type="float" office:value="0" calcext:value-type="float">
            <text:p>0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0" calcext:value-type="float">
            <text:p>0.000</text:p>
          </table:table-cell>
          <table:table-cell table:style-name="ce13" table:formula="of:=((2^[.C2])-1)/LOG([.A2]+1;2)" office:value-type="float" office:value="0" calcext:value-type="float">
            <text:p>0.000</text:p>
          </table:table-cell>
          <table:table-cell table:style-name="ce13" table:formula="of:=((2^[.D2])-1)/LOG([.A2]+1;2)" office:value-type="float" office:value="0" calcext:value-type="float">
            <text:p>0.000</text:p>
          </table:table-cell>
          <table:table-cell table:style-name="ce13" table:formula="of:=((2^[.E2])-1)/LOG([.A2]+1;2)" office:value-type="float" office:value="0" calcext:value-type="float">
            <text:p>0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.630929753571457" calcext:value-type="float">
            <text:p>0.631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" calcext:value-type="float">
            <text:p>0.0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.386852807234542" calcext:value-type="float">
            <text:p>0.387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" calcext:value-type="float">
            <text:p>0.000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.315464876785729" calcext:value-type="float">
            <text:p>0.315</text:p>
          </table:table-cell>
          <table:table-cell table:style-name="ce13" table:formula="of:=((2^[.C9])-1)/LOG([.A9]+1;2)" office:value-type="float" office:value="0.315464876785729" calcext:value-type="float">
            <text:p>0.315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.301029995663981" calcext:value-type="float">
            <text:p>0.301</text:p>
          </table:table-cell>
          <table:table-cell table:style-name="ce13" table:formula="of:=((2^[.C10])-1)/LOG([.A10]+1;2)" office:value-type="float" office:value="0" calcext:value-type="float">
            <text:p>0.000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" calcext:value-type="float">
            <text:p>0.000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.289064826317888" calcext:value-type="float">
            <text:p>0.289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131205077512342" calcext:value-type="float">
            <text:p>0.131</text:p>
          </table:table-cell>
          <table:table-cell table:style-name="ce14" table:formula="of:=SUM([.C14:.C18])*[.C40]" office:value-type="float" office:value="0.169580102636808" calcext:value-type="float">
            <text:p>0.170</text:p>
          </table:table-cell>
          <table:table-cell table:style-name="ce14" table:formula="of:=SUM([.D14:.D18])*[.C40]" office:value-type="float" office:value="0.360054614577234" calcext:value-type="float">
            <text:p>0.360</text:p>
          </table:table-cell>
          <table:table-cell table:style-name="ce14" table:formula="of:=SUM([.E14:.E18])*[.C40]" office:value-type="float" office:value="0" calcext:value-type="float">
            <text:p>0.000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220828563032787" calcext:value-type="float">
            <text:p>0.221</text:p>
          </table:table-cell>
          <table:table-cell table:style-name="ce14" table:formula="of:=SUM([.C14:.C23])*[.D40]" office:value-type="float" office:value="0.321496162263444" calcext:value-type="float">
            <text:p>0.321</text:p>
          </table:table-cell>
          <table:table-cell table:style-name="ce14" table:formula="of:=SUM([.D14:.D23])*[.D40]" office:value-type="float" office:value="0.233650808243105" calcext:value-type="float">
            <text:p>0.234</text:p>
          </table:table-cell>
          <table:table-cell table:style-name="ce14" table:formula="of:=SUM([.E14:.E23])*[.D40]" office:value-type="float" office:value="0" calcext:value-type="float">
            <text:p>0.000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4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6" calcext:value-type="float">
            <text:p>6.00</text:p>
          </table:table-cell>
          <table:table-cell table:style-name="ce9" table:formula="of:=SUM([.C2:.C11])" office:value-type="float" office:value="6" calcext:value-type="float">
            <text:p>6.00</text:p>
          </table:table-cell>
          <table:table-cell table:style-name="ce9" table:formula="of:=SUM([.D2:.D11])" office:value-type="float" office:value="3" calcext:value-type="float">
            <text:p>3.00</text:p>
          </table:table-cell>
          <table:table-cell table:style-name="ce9" table:formula="of:=SUM([.E2:.E11])" office:value-type="float" office:value="2" calcext:value-type="float">
            <text:p>2.00</text:p>
          </table:table-cell>
          <table:table-cell table:style-name="ce9" table:formula="of:=SUM([.F2:.F11])" office:value-type="float" office:value="0" calcext:value-type="float">
            <text:p>0.00</text:p>
          </table:table-cell>
          <table:table-cell table:style-name="ce9" table:formula="of:=SUM([.G2:.G11])" office:value-type="float" office:value="0" calcext:value-type="float">
            <text:p>0.00</text:p>
          </table:table-cell>
          <table:table-cell table:style-name="ce9" table:formula="of:=SUM([.H2:.H11])" office:value-type="float" office:value="0" calcext:value-type="float">
            <text:p>0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1" calcext:value-type="float">
            <text:p>1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1" calcext:value-type="float">
            <text:p>1.000</text:p>
          </table:table-cell>
          <table:table-cell table:style-name="ce13" table:formula="of:=((2^[.F2])-1)/LOG([.A2]+1;2)" office:value-type="float" office:value="0" calcext:value-type="float">
            <text:p>0.000</text:p>
          </table:table-cell>
          <table:table-cell table:style-name="ce13" table:formula="of:=((2^[.G2])-1)/LOG([.A2]+1;2)" office:value-type="float" office:value="0" calcext:value-type="float">
            <text:p>0.000</text:p>
          </table:table-cell>
          <table:table-cell table:style-name="ce13" table:formula="of:=((2^[.H2])-1)/LOG([.A2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" calcext:value-type="float">
            <text:p>0.000</text:p>
          </table:table-cell>
          <table:table-cell table:style-name="ce13" table:formula="of:=((2^[.C3])-1)/LOG([.A3]+1;2)" office:value-type="float" office:value="0.630929753571457" calcext:value-type="float">
            <text:p>0.631</text:p>
          </table:table-cell>
          <table:table-cell table:style-name="ce13" table:formula="of:=((2^[.D3])-1)/LOG([.A3]+1;2)" office:value-type="float" office:value="0" calcext:value-type="float">
            <text:p>0.000</text:p>
          </table:table-cell>
          <table:table-cell table:style-name="ce13" table:formula="of:=((2^[.E3])-1)/LOG([.A3]+1;2)" office:value-type="float" office:value="0" calcext:value-type="float">
            <text:p>0.000</text:p>
          </table:table-cell>
          <table:table-cell table:style-name="ce13" table:formula="of:=((2^[.F3])-1)/LOG([.A3]+1;2)" office:value-type="float" office:value="0" calcext:value-type="float">
            <text:p>0.000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" calcext:value-type="float">
            <text:p>0.000</text:p>
          </table:table-cell>
          <table:table-cell table:style-name="ce13" table:formula="of:=((2^[.D4])-1)/LOG([.A4]+1;2)" office:value-type="float" office:value="0" calcext:value-type="float">
            <text:p>0.0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" calcext:value-type="float">
            <text:p>0.000</text:p>
          </table:table-cell>
          <table:table-cell table:style-name="ce13" table:formula="of:=((2^[.G4])-1)/LOG([.A4]+1;2)" office:value-type="float" office:value="0" calcext:value-type="float">
            <text:p>0.000</text:p>
          </table:table-cell>
          <table:table-cell table:style-name="ce13" table:formula="of:=((2^[.H4])-1)/LOG([.A4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.430676558073393" calcext:value-type="float">
            <text:p>0.431</text:p>
          </table:table-cell>
          <table:table-cell table:style-name="ce13" table:formula="of:=((2^[.C5])-1)/LOG([.A5]+1;2)" office:value-type="float" office:value="0.430676558073393" calcext:value-type="float">
            <text:p>0.431</text:p>
          </table:table-cell>
          <table:table-cell table:style-name="ce13" table:formula="of:=((2^[.D5])-1)/LOG([.A5]+1;2)" office:value-type="float" office:value="0" calcext:value-type="float">
            <text:p>0.000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" calcext:value-type="float">
            <text:p>0.000</text:p>
          </table:table-cell>
          <table:table-cell table:style-name="ce13" table:formula="of:=((2^[.D6])-1)/LOG([.A6]+1;2)" office:value-type="float" office:value="0" calcext:value-type="float">
            <text:p>0.000</text:p>
          </table:table-cell>
          <table:table-cell table:style-name="ce13" table:formula="of:=((2^[.E6])-1)/LOG([.A6]+1;2)" office:value-type="float" office:value="0" calcext:value-type="float">
            <text:p>0.000</text:p>
          </table:table-cell>
          <table:table-cell table:style-name="ce13" table:formula="of:=((2^[.F6])-1)/LOG([.A6]+1;2)" office:value-type="float" office:value="0" calcext:value-type="float">
            <text:p>0.000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" calcext:value-type="float">
            <text:p>0.000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" calcext:value-type="float">
            <text:p>0.000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.333333333333333" calcext:value-type="float">
            <text:p>0.333</text:p>
          </table:table-cell>
          <table:table-cell table:style-name="ce13" table:formula="of:=((2^[.C8])-1)/LOG([.A8]+1;2)" office:value-type="float" office:value="0.333333333333333" calcext:value-type="float">
            <text:p>0.333</text:p>
          </table:table-cell>
          <table:table-cell table:style-name="ce13" table:formula="of:=((2^[.D8])-1)/LOG([.A8]+1;2)" office:value-type="float" office:value="0" calcext:value-type="float">
            <text:p>0.000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" calcext:value-type="float">
            <text:p>0.000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.315464876785729" calcext:value-type="float">
            <text:p>0.315</text:p>
          </table:table-cell>
          <table:table-cell table:style-name="ce13" table:formula="of:=((2^[.C9])-1)/LOG([.A9]+1;2)" office:value-type="float" office:value="0.315464876785729" calcext:value-type="float">
            <text:p>0.315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" calcext:value-type="float">
            <text:p>0.000</text:p>
          </table:table-cell>
          <table:table-cell table:style-name="ce13" table:formula="of:=((2^[.F9])-1)/LOG([.A9]+1;2)" office:value-type="float" office:value="0" calcext:value-type="float">
            <text:p>0.000</text:p>
          </table:table-cell>
          <table:table-cell table:style-name="ce13" table:formula="of:=((2^[.G9])-1)/LOG([.A9]+1;2)" office:value-type="float" office:value="0" calcext:value-type="float">
            <text:p>0.000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.301029995663981" calcext:value-type="float">
            <text:p>0.301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.301029995663981" calcext:value-type="float">
            <text:p>0.301</text:p>
          </table:table-cell>
          <table:table-cell table:style-name="ce13" table:formula="of:=((2^[.E10])-1)/LOG([.A10]+1;2)" office:value-type="float" office:value="0.301029995663981" calcext:value-type="float">
            <text:p>0.301</text:p>
          </table:table-cell>
          <table:table-cell table:style-name="ce13" table:formula="of:=((2^[.F10])-1)/LOG([.A10]+1;2)" office:value-type="float" office:value="0" calcext:value-type="float">
            <text:p>0.000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.289064826317888" calcext:value-type="float">
            <text:p>0.289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" calcext:value-type="float">
            <text:p>0.000</text:p>
          </table:table-cell>
          <table:table-cell table:style-name="ce13" table:formula="of:=((2^[.G11])-1)/LOG([.A11]+1;2)" office:value-type="float" office:value="0" calcext:value-type="float">
            <text:p>0.000</text:p>
          </table:table-cell>
          <table:table-cell table:style-name="ce13" table:formula="of:=((2^[.H11])-1)/LOG([.A11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654808657753131" calcext:value-type="float">
            <text:p>0.655</text:p>
          </table:table-cell>
          <table:table-cell table:style-name="ce14" table:formula="of:=SUM([.C14:.C18])*[.C40]" office:value-type="float" office:value="0.69921481985085" calcext:value-type="float">
            <text:p>0.699</text:p>
          </table:table-cell>
          <table:table-cell table:style-name="ce14" table:formula="of:=SUM([.D14:.D18])*[.C40]" office:value-type="float" office:value="0.339160205273616" calcext:value-type="float">
            <text:p>0.339</text:p>
          </table:table-cell>
          <table:table-cell table:style-name="ce14" table:formula="of:=SUM([.E14:.E18])*[.C40]" office:value-type="float" office:value="0.339160205273616" calcext:value-type="float">
            <text:p>0.339</text:p>
          </table:table-cell>
          <table:table-cell table:style-name="ce14" table:formula="of:=SUM([.F14:.F18])*[.C40]" office:value-type="float" office:value="0" calcext:value-type="float">
            <text:p>0.000</text:p>
          </table:table-cell>
          <table:table-cell table:style-name="ce14" table:formula="of:=SUM([.G14:.G18])*[.C40]" office:value-type="float" office:value="0" calcext:value-type="float">
            <text:p>0.000</text:p>
          </table:table-cell>
          <table:table-cell table:style-name="ce14" table:formula="of:=SUM([.H14:.H18])*[.C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633975381307197" calcext:value-type="float">
            <text:p>0.634</text:p>
          </table:table-cell>
          <table:table-cell table:style-name="ce14" table:formula="of:=SUM([.C14:.C23])*[.D40]" office:value-type="float" office:value="0.662791942031712" calcext:value-type="float">
            <text:p>0.663</text:p>
          </table:table-cell>
          <table:table-cell table:style-name="ce14" table:formula="of:=SUM([.D14:.D23])*[.D40]" office:value-type="float" office:value="0.349966777951421" calcext:value-type="float">
            <text:p>0.350</text:p>
          </table:table-cell>
          <table:table-cell table:style-name="ce14" table:formula="of:=SUM([.E14:.E23])*[.D40]" office:value-type="float" office:value="0.286345989752469" calcext:value-type="float">
            <text:p>0.286</text:p>
          </table:table-cell>
          <table:table-cell table:style-name="ce14" table:formula="of:=SUM([.F14:.F23])*[.D40]" office:value-type="float" office:value="0" calcext:value-type="float">
            <text:p>0.000</text:p>
          </table:table-cell>
          <table:table-cell table:style-name="ce14" table:formula="of:=SUM([.G14:.G23])*[.D40]" office:value-type="float" office:value="0" calcext:value-type="float">
            <text:p>0.000</text:p>
          </table:table-cell>
          <table:table-cell table:style-name="ce14" table:formula="of:=SUM([.H14:.H23])*[.D40]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Y15" table:style-name="ta1"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ut-off</text:p>
          </table:table-cell>
          <table:table-cell table:style-name="ce9" office:value-type="string" calcext:value-type="string">
            <text:p>FT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_TP</text:p>
          </table:table-cell>
          <table:table-cell table:style-name="ce9" office:value-type="string" calcext:value-type="string">
            <text:p>CN_EN</text:p>
          </table:table-cell>
          <table:table-cell table:style-name="ce9" office:value-type="string" calcext:value-type="string">
            <text:p>RE Zone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2">
          <table:table-cell table:style-name="ce9"/>
          <table:table-cell table:style-name="ce9" table:formula="of:=SUM([.B2:.B11])" office:value-type="float" office:value="3" calcext:value-type="float">
            <text:p>3.00</text:p>
          </table:table-cell>
          <table:table-cell table:style-name="ce9" table:formula="of:=SUM([.C2:.C11])" office:value-type="float" office:value="7" calcext:value-type="float">
            <text:p>7.00</text:p>
          </table:table-cell>
          <table:table-cell table:style-name="ce9" table:formula="of:=SUM([.D2:.D11])" office:value-type="float" office:value="6" calcext:value-type="float">
            <text:p>6.00</text:p>
          </table:table-cell>
          <table:table-cell table:style-name="ce9" table:formula="of:=SUM([.E2:.E11])" office:value-type="float" office:value="6" calcext:value-type="float">
            <text:p>6.00</text:p>
          </table:table-cell>
          <table:table-cell table:style-name="ce9" table:formula="of:=SUM([.F2:.F11])" office:value-type="float" office:value="8" calcext:value-type="float">
            <text:p>8.00</text:p>
          </table:table-cell>
          <table:table-cell table:style-name="ce9" table:formula="of:=SUM([.G2:.G11])" office:value-type="float" office:value="4" calcext:value-type="float">
            <text:p>4.00</text:p>
          </table:table-cell>
          <table:table-cell table:style-name="ce9" table:formula="of:=SUM([.H2:.H11])" office:value-type="float" office:value="7" calcext:value-type="float">
            <text:p>7.00</text:p>
          </table:table-cell>
          <table:table-cell table:style-name="ce9" table:number-columns-repeated="2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3" table:formula="of:=((2^[.B2])-1)/LOG([.A2]+1;2)" office:value-type="float" office:value="1" calcext:value-type="float">
            <text:p>1.000</text:p>
          </table:table-cell>
          <table:table-cell table:style-name="ce13" table:formula="of:=((2^[.C2])-1)/LOG([.A2]+1;2)" office:value-type="float" office:value="1" calcext:value-type="float">
            <text:p>1.000</text:p>
          </table:table-cell>
          <table:table-cell table:style-name="ce13" table:formula="of:=((2^[.D2])-1)/LOG([.A2]+1;2)" office:value-type="float" office:value="1" calcext:value-type="float">
            <text:p>1.000</text:p>
          </table:table-cell>
          <table:table-cell table:style-name="ce13" table:formula="of:=((2^[.E2])-1)/LOG([.A2]+1;2)" office:value-type="float" office:value="1" calcext:value-type="float">
            <text:p>1.000</text:p>
          </table:table-cell>
          <table:table-cell table:style-name="ce13" table:formula="of:=((2^[.F2])-1)/LOG([.A2]+1;2)" office:value-type="float" office:value="1" calcext:value-type="float">
            <text:p>1.000</text:p>
          </table:table-cell>
          <table:table-cell table:style-name="ce13" table:formula="of:=((2^[.G2])-1)/LOG([.A2]+1;2)" office:value-type="float" office:value="1" calcext:value-type="float">
            <text:p>1.000</text:p>
          </table:table-cell>
          <table:table-cell table:style-name="ce13" table:formula="of:=((2^[.H2])-1)/LOG([.A2]+1;2)" office:value-type="float" office:value="1" calcext:value-type="float">
            <text:p>1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3" table:formula="of:=((2^[.B3])-1)/LOG([.A3]+1;2)" office:value-type="float" office:value="0.630929753571457" calcext:value-type="float">
            <text:p>0.631</text:p>
          </table:table-cell>
          <table:table-cell table:style-name="ce13" table:formula="of:=((2^[.C3])-1)/LOG([.A3]+1;2)" office:value-type="float" office:value="0" calcext:value-type="float">
            <text:p>0.000</text:p>
          </table:table-cell>
          <table:table-cell table:style-name="ce13" table:formula="of:=((2^[.D3])-1)/LOG([.A3]+1;2)" office:value-type="float" office:value="0.630929753571457" calcext:value-type="float">
            <text:p>0.631</text:p>
          </table:table-cell>
          <table:table-cell table:style-name="ce13" table:formula="of:=((2^[.E3])-1)/LOG([.A3]+1;2)" office:value-type="float" office:value="0.630929753571457" calcext:value-type="float">
            <text:p>0.631</text:p>
          </table:table-cell>
          <table:table-cell table:style-name="ce13" table:formula="of:=((2^[.F3])-1)/LOG([.A3]+1;2)" office:value-type="float" office:value="0.630929753571457" calcext:value-type="float">
            <text:p>0.631</text:p>
          </table:table-cell>
          <table:table-cell table:style-name="ce13" table:formula="of:=((2^[.G3])-1)/LOG([.A3]+1;2)" office:value-type="float" office:value="0" calcext:value-type="float">
            <text:p>0.000</text:p>
          </table:table-cell>
          <table:table-cell table:style-name="ce13" table:formula="of:=((2^[.H3])-1)/LOG([.A3]+1;2)" office:value-type="float" office:value="0.630929753571457" calcext:value-type="float">
            <text:p>0.6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3" table:formula="of:=((2^[.B4])-1)/LOG([.A4]+1;2)" office:value-type="float" office:value="0.5" calcext:value-type="float">
            <text:p>0.500</text:p>
          </table:table-cell>
          <table:table-cell table:style-name="ce13" table:formula="of:=((2^[.C4])-1)/LOG([.A4]+1;2)" office:value-type="float" office:value="0.5" calcext:value-type="float">
            <text:p>0.500</text:p>
          </table:table-cell>
          <table:table-cell table:style-name="ce13" table:formula="of:=((2^[.D4])-1)/LOG([.A4]+1;2)" office:value-type="float" office:value="0.5" calcext:value-type="float">
            <text:p>0.500</text:p>
          </table:table-cell>
          <table:table-cell table:style-name="ce13" table:formula="of:=((2^[.E4])-1)/LOG([.A4]+1;2)" office:value-type="float" office:value="0" calcext:value-type="float">
            <text:p>0.000</text:p>
          </table:table-cell>
          <table:table-cell table:style-name="ce13" table:formula="of:=((2^[.F4])-1)/LOG([.A4]+1;2)" office:value-type="float" office:value="0.5" calcext:value-type="float">
            <text:p>0.500</text:p>
          </table:table-cell>
          <table:table-cell table:style-name="ce13" table:formula="of:=((2^[.G4])-1)/LOG([.A4]+1;2)" office:value-type="float" office:value="0.5" calcext:value-type="float">
            <text:p>0.500</text:p>
          </table:table-cell>
          <table:table-cell table:style-name="ce13" table:formula="of:=((2^[.H4])-1)/LOG([.A4]+1;2)" office:value-type="float" office:value="0.5" calcext:value-type="float">
            <text:p>0.5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3" table:formula="of:=((2^[.B5])-1)/LOG([.A5]+1;2)" office:value-type="float" office:value="0" calcext:value-type="float">
            <text:p>0.000</text:p>
          </table:table-cell>
          <table:table-cell table:style-name="ce13" table:formula="of:=((2^[.C5])-1)/LOG([.A5]+1;2)" office:value-type="float" office:value="0" calcext:value-type="float">
            <text:p>0.000</text:p>
          </table:table-cell>
          <table:table-cell table:style-name="ce13" table:formula="of:=((2^[.D5])-1)/LOG([.A5]+1;2)" office:value-type="float" office:value="0.430676558073393" calcext:value-type="float">
            <text:p>0.431</text:p>
          </table:table-cell>
          <table:table-cell table:style-name="ce13" table:formula="of:=((2^[.E5])-1)/LOG([.A5]+1;2)" office:value-type="float" office:value="0" calcext:value-type="float">
            <text:p>0.000</text:p>
          </table:table-cell>
          <table:table-cell table:style-name="ce13" table:formula="of:=((2^[.F5])-1)/LOG([.A5]+1;2)" office:value-type="float" office:value="0" calcext:value-type="float">
            <text:p>0.000</text:p>
          </table:table-cell>
          <table:table-cell table:style-name="ce13" table:formula="of:=((2^[.G5])-1)/LOG([.A5]+1;2)" office:value-type="float" office:value="0" calcext:value-type="float">
            <text:p>0.000</text:p>
          </table:table-cell>
          <table:table-cell table:style-name="ce13" table:formula="of:=((2^[.H5])-1)/LOG([.A5]+1;2)" office:value-type="float" office:value="0.430676558073393" calcext:value-type="float">
            <text:p>0.431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3" table:formula="of:=((2^[.B6])-1)/LOG([.A6]+1;2)" office:value-type="float" office:value="0" calcext:value-type="float">
            <text:p>0.000</text:p>
          </table:table-cell>
          <table:table-cell table:style-name="ce13" table:formula="of:=((2^[.C6])-1)/LOG([.A6]+1;2)" office:value-type="float" office:value="0.386852807234542" calcext:value-type="float">
            <text:p>0.387</text:p>
          </table:table-cell>
          <table:table-cell table:style-name="ce13" table:formula="of:=((2^[.D6])-1)/LOG([.A6]+1;2)" office:value-type="float" office:value="0.386852807234542" calcext:value-type="float">
            <text:p>0.387</text:p>
          </table:table-cell>
          <table:table-cell table:style-name="ce13" table:formula="of:=((2^[.E6])-1)/LOG([.A6]+1;2)" office:value-type="float" office:value="0.386852807234542" calcext:value-type="float">
            <text:p>0.387</text:p>
          </table:table-cell>
          <table:table-cell table:style-name="ce13" table:formula="of:=((2^[.F6])-1)/LOG([.A6]+1;2)" office:value-type="float" office:value="0.386852807234542" calcext:value-type="float">
            <text:p>0.387</text:p>
          </table:table-cell>
          <table:table-cell table:style-name="ce13" table:formula="of:=((2^[.G6])-1)/LOG([.A6]+1;2)" office:value-type="float" office:value="0" calcext:value-type="float">
            <text:p>0.000</text:p>
          </table:table-cell>
          <table:table-cell table:style-name="ce13" table:formula="of:=((2^[.H6])-1)/LOG([.A6]+1;2)" office:value-type="float" office:value="0" calcext:value-type="float">
            <text:p>0.000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3" table:formula="of:=((2^[.B7])-1)/LOG([.A7]+1;2)" office:value-type="float" office:value="0" calcext:value-type="float">
            <text:p>0.000</text:p>
          </table:table-cell>
          <table:table-cell table:style-name="ce13" table:formula="of:=((2^[.C7])-1)/LOG([.A7]+1;2)" office:value-type="float" office:value="0.356207187108022" calcext:value-type="float">
            <text:p>0.356</text:p>
          </table:table-cell>
          <table:table-cell table:style-name="ce13" table:formula="of:=((2^[.D7])-1)/LOG([.A7]+1;2)" office:value-type="float" office:value="0" calcext:value-type="float">
            <text:p>0.000</text:p>
          </table:table-cell>
          <table:table-cell table:style-name="ce13" table:formula="of:=((2^[.E7])-1)/LOG([.A7]+1;2)" office:value-type="float" office:value="0.356207187108022" calcext:value-type="float">
            <text:p>0.356</text:p>
          </table:table-cell>
          <table:table-cell table:style-name="ce13" table:formula="of:=((2^[.F7])-1)/LOG([.A7]+1;2)" office:value-type="float" office:value="0" calcext:value-type="float">
            <text:p>0.000</text:p>
          </table:table-cell>
          <table:table-cell table:style-name="ce13" table:formula="of:=((2^[.G7])-1)/LOG([.A7]+1;2)" office:value-type="float" office:value="0" calcext:value-type="float">
            <text:p>0.000</text:p>
          </table:table-cell>
          <table:table-cell table:style-name="ce13" table:formula="of:=((2^[.H7])-1)/LOG([.A7]+1;2)" office:value-type="float" office:value="0.356207187108022" calcext:value-type="float">
            <text:p>0.356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3" table:formula="of:=((2^[.B8])-1)/LOG([.A8]+1;2)" office:value-type="float" office:value="0" calcext:value-type="float">
            <text:p>0.000</text:p>
          </table:table-cell>
          <table:table-cell table:style-name="ce13" table:formula="of:=((2^[.C8])-1)/LOG([.A8]+1;2)" office:value-type="float" office:value="0.333333333333333" calcext:value-type="float">
            <text:p>0.333</text:p>
          </table:table-cell>
          <table:table-cell table:style-name="ce13" table:formula="of:=((2^[.D8])-1)/LOG([.A8]+1;2)" office:value-type="float" office:value="0.333333333333333" calcext:value-type="float">
            <text:p>0.333</text:p>
          </table:table-cell>
          <table:table-cell table:style-name="ce13" table:formula="of:=((2^[.E8])-1)/LOG([.A8]+1;2)" office:value-type="float" office:value="0" calcext:value-type="float">
            <text:p>0.000</text:p>
          </table:table-cell>
          <table:table-cell table:style-name="ce13" table:formula="of:=((2^[.F8])-1)/LOG([.A8]+1;2)" office:value-type="float" office:value="0.333333333333333" calcext:value-type="float">
            <text:p>0.333</text:p>
          </table:table-cell>
          <table:table-cell table:style-name="ce13" table:formula="of:=((2^[.G8])-1)/LOG([.A8]+1;2)" office:value-type="float" office:value="0" calcext:value-type="float">
            <text:p>0.000</text:p>
          </table:table-cell>
          <table:table-cell table:style-name="ce13" table:formula="of:=((2^[.H8])-1)/LOG([.A8]+1;2)" office:value-type="float" office:value="0.333333333333333" calcext:value-type="float">
            <text:p>0.333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3" table:formula="of:=((2^[.B9])-1)/LOG([.A9]+1;2)" office:value-type="float" office:value="0" calcext:value-type="float">
            <text:p>0.000</text:p>
          </table:table-cell>
          <table:table-cell table:style-name="ce13" table:formula="of:=((2^[.C9])-1)/LOG([.A9]+1;2)" office:value-type="float" office:value="0.315464876785729" calcext:value-type="float">
            <text:p>0.315</text:p>
          </table:table-cell>
          <table:table-cell table:style-name="ce13" table:formula="of:=((2^[.D9])-1)/LOG([.A9]+1;2)" office:value-type="float" office:value="0" calcext:value-type="float">
            <text:p>0.000</text:p>
          </table:table-cell>
          <table:table-cell table:style-name="ce13" table:formula="of:=((2^[.E9])-1)/LOG([.A9]+1;2)" office:value-type="float" office:value="0.315464876785729" calcext:value-type="float">
            <text:p>0.315</text:p>
          </table:table-cell>
          <table:table-cell table:style-name="ce13" table:formula="of:=((2^[.F9])-1)/LOG([.A9]+1;2)" office:value-type="float" office:value="0.315464876785729" calcext:value-type="float">
            <text:p>0.315</text:p>
          </table:table-cell>
          <table:table-cell table:style-name="ce13" table:formula="of:=((2^[.G9])-1)/LOG([.A9]+1;2)" office:value-type="float" office:value="0.315464876785729" calcext:value-type="float">
            <text:p>0.315</text:p>
          </table:table-cell>
          <table:table-cell table:style-name="ce13" table:formula="of:=((2^[.H9])-1)/LOG([.A9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3" table:formula="of:=((2^[.B10])-1)/LOG([.A10]+1;2)" office:value-type="float" office:value="0" calcext:value-type="float">
            <text:p>0.000</text:p>
          </table:table-cell>
          <table:table-cell table:style-name="ce13" table:formula="of:=((2^[.C10])-1)/LOG([.A10]+1;2)" office:value-type="float" office:value="0.301029995663981" calcext:value-type="float">
            <text:p>0.301</text:p>
          </table:table-cell>
          <table:table-cell table:style-name="ce13" table:formula="of:=((2^[.D10])-1)/LOG([.A10]+1;2)" office:value-type="float" office:value="0" calcext:value-type="float">
            <text:p>0.000</text:p>
          </table:table-cell>
          <table:table-cell table:style-name="ce13" table:formula="of:=((2^[.E10])-1)/LOG([.A10]+1;2)" office:value-type="float" office:value="0.301029995663981" calcext:value-type="float">
            <text:p>0.301</text:p>
          </table:table-cell>
          <table:table-cell table:style-name="ce13" table:formula="of:=((2^[.F10])-1)/LOG([.A10]+1;2)" office:value-type="float" office:value="0.301029995663981" calcext:value-type="float">
            <text:p>0.301</text:p>
          </table:table-cell>
          <table:table-cell table:style-name="ce13" table:formula="of:=((2^[.G10])-1)/LOG([.A10]+1;2)" office:value-type="float" office:value="0" calcext:value-type="float">
            <text:p>0.000</text:p>
          </table:table-cell>
          <table:table-cell table:style-name="ce13" table:formula="of:=((2^[.H10])-1)/LOG([.A10]+1;2)" office:value-type="float" office:value="0" calcext:value-type="float">
            <text:p>0.000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3" table:formula="of:=((2^[.B11])-1)/LOG([.A11]+1;2)" office:value-type="float" office:value="0" calcext:value-type="float">
            <text:p>0.000</text:p>
          </table:table-cell>
          <table:table-cell table:style-name="ce13" table:formula="of:=((2^[.C11])-1)/LOG([.A11]+1;2)" office:value-type="float" office:value="0" calcext:value-type="float">
            <text:p>0.000</text:p>
          </table:table-cell>
          <table:table-cell table:style-name="ce13" table:formula="of:=((2^[.D11])-1)/LOG([.A11]+1;2)" office:value-type="float" office:value="0" calcext:value-type="float">
            <text:p>0.000</text:p>
          </table:table-cell>
          <table:table-cell table:style-name="ce13" table:formula="of:=((2^[.E11])-1)/LOG([.A11]+1;2)" office:value-type="float" office:value="0" calcext:value-type="float">
            <text:p>0.000</text:p>
          </table:table-cell>
          <table:table-cell table:style-name="ce13" table:formula="of:=((2^[.F11])-1)/LOG([.A11]+1;2)" office:value-type="float" office:value="0.289064826317888" calcext:value-type="float">
            <text:p>0.289</text:p>
          </table:table-cell>
          <table:table-cell table:style-name="ce13" table:formula="of:=((2^[.G11])-1)/LOG([.A11]+1;2)" office:value-type="float" office:value="0.289064826317888" calcext:value-type="float">
            <text:p>0.289</text:p>
          </table:table-cell>
          <table:table-cell table:style-name="ce13" table:formula="of:=((2^[.H11])-1)/LOG([.A11]+1;2)" office:value-type="float" office:value="0.289064826317888" calcext:value-type="float">
            <text:p>0.289</text:p>
          </table:table-cell>
          <table:table-cell table:style-name="ce9" table:number-columns-repeated="2"/>
        </table:table-row>
        <table:table-row table:style-name="ro2">
          <table:table-cell table:style-name="ce9" table:number-columns-repeated="10"/>
        </table:table-row>
        <table:table-row table:style-name="ro2">
          <table:table-cell table:style-name="ce11"/>
          <table:table-cell table:number-columns-repeated="7" table:style-name="ce12" office:value-type="string" calcext:value-type="string">
            <text:p>nDCG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2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3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4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5</text:p>
          </table:table-cell>
          <table:table-cell table:style-name="ce14" table:formula="of:=SUM([.B14:.B18])*[.C40]" office:value-type="float" office:value="0.722726572644952" calcext:value-type="float">
            <text:p>0.723</text:p>
          </table:table-cell>
          <table:table-cell table:style-name="ce14" table:formula="of:=SUM([.C14:.C18])*[.C40]" office:value-type="float" office:value="0.639945385422766" calcext:value-type="float">
            <text:p>0.640</text:p>
          </table:table-cell>
          <table:table-cell table:style-name="ce14" table:formula="of:=SUM([.D14:.D18])*[.C40]" office:value-type="float" office:value="1" calcext:value-type="float">
            <text:p>1.000</text:p>
          </table:table-cell>
          <table:table-cell table:style-name="ce14" table:formula="of:=SUM([.E14:.E18])*[.C40]" office:value-type="float" office:value="0.684351547520485" calcext:value-type="float">
            <text:p>0.684</text:p>
          </table:table-cell>
          <table:table-cell table:style-name="ce14" table:formula="of:=SUM([.F14:.F18])*[.C40]" office:value-type="float" office:value="0.853931650157293" calcext:value-type="float">
            <text:p>0.854</text:p>
          </table:table-cell>
          <table:table-cell table:style-name="ce14" table:formula="of:=SUM([.G14:.G18])*[.C40]" office:value-type="float" office:value="0.508740307910424" calcext:value-type="float">
            <text:p>0.509</text:p>
          </table:table-cell>
          <table:table-cell table:style-name="ce14" table:formula="of:=SUM([.H14:.H18])*[.C40]" office:value-type="float" office:value="0.868794922487658" calcext:value-type="float">
            <text:p>0.869</text:p>
          </table:table-cell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6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7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8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9</text:p>
          </table:table-cell>
          <table:table-cell table:style-name="ce14" table:number-columns-repeated="7"/>
          <table:table-cell table:style-name="ce9" table:number-columns-repeated="2"/>
        </table:table-row>
        <table:table-row table:style-name="ro2">
          <table:table-cell table:style-name="ce11" office:value-type="string" calcext:value-type="string">
            <text:p>@10</text:p>
          </table:table-cell>
          <table:table-cell table:style-name="ce14" table:formula="of:=SUM([.B14:.B23])*[.D40]" office:value-type="float" office:value="0.469000093320675" calcext:value-type="float">
            <text:p>0.469</text:p>
          </table:table-cell>
          <table:table-cell table:style-name="ce14" table:formula="of:=SUM([.C14:.C23])*[.D40]" office:value-type="float" office:value="0.702728403557943" calcext:value-type="float">
            <text:p>0.703</text:p>
          </table:table-cell>
          <table:table-cell table:style-name="ce14" table:formula="of:=SUM([.D14:.D23])*[.D40]" office:value-type="float" office:value="0.722295497431207" calcext:value-type="float">
            <text:p>0.722</text:p>
          </table:table-cell>
          <table:table-cell table:style-name="ce14" table:formula="of:=SUM([.E14:.E23])*[.D40]" office:value-type="float" office:value="0.658181042183097" calcext:value-type="float">
            <text:p>0.658</text:p>
          </table:table-cell>
          <table:table-cell table:style-name="ce14" table:formula="of:=SUM([.F14:.F23])*[.D40]" office:value-type="float" office:value="0.826813366651774" calcext:value-type="float">
            <text:p>0.827</text:p>
          </table:table-cell>
          <table:table-cell table:style-name="ce14" table:formula="of:=SUM([.G14:.G23])*[.D40]" office:value-type="float" office:value="0.463189659582849" calcext:value-type="float">
            <text:p>0.463</text:p>
          </table:table-cell>
          <table:table-cell table:style-name="ce14" table:formula="of:=SUM([.H14:.H23])*[.D40]" office:value-type="float" office:value="0.779171436967213" calcext:value-type="float">
            <text:p>0.779</text:p>
          </table:table-cell>
          <table:table-cell table:style-name="ce9"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Rm *.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LOG([.A40]+1;2)" office:value-type="float" office:value="1" calcext:value-type="float">
            <text:p>1</text:p>
          </table:table-cell>
          <table:table-cell table:formula="of:=1/(SUM([.B40:.B44]))" office:value-type="float" office:value="0.339160205273616" calcext:value-type="float">
            <text:p>0.339160205273616</text:p>
          </table:table-cell>
          <table:table-cell table:formula="of:=1/(SUM([.B40:.B49]))" office:value-type="float" office:value="0.22009176629808" calcext:value-type="float">
            <text:p>0.220091766298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LOG([.A41]+1;2)" office:value-type="float" office:value="0.630929753571457" calcext:value-type="float">
            <text:p>0.63092975357145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LOG([.A42]+1;2)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LOG([.A43]+1;2)" office:value-type="float" office:value="0.430676558073393" calcext:value-type="float">
            <text:p>0.430676558073393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LOG([.A44]+1;2)" office:value-type="float" office:value="0.386852807234542" calcext:value-type="float">
            <text:p>0.386852807234542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LOG([.A45]+1;2)" office:value-type="float" office:value="0.356207187108022" calcext:value-type="float">
            <text:p>0.356207187108022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LOG([.A46]+1;2)" office:value-type="float" office:value="0.333333333333333" calcext:value-type="float">
            <text:p>0.3333333333333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LOG([.A47]+1;2)" office:value-type="float" office:value="0.315464876785729" calcext:value-type="float">
            <text:p>0.315464876785729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LOG([.A48]+1;2)" office:value-type="float" office:value="0.301029995663981" calcext:value-type="float">
            <text:p>0.30102999566398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LOG([.A49]+1;2)" office:value-type="float" office:value="0.289064826317888" calcext:value-type="float">
            <text:p>0.289064826317888</text:p>
          </table:table-cell>
          <table:table-cell table:number-columns-repeated="8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verage" table:style-name="ta1">
        <table:table-column table:style-name="co1" table:default-cell-style-name="Default"/>
        <table:table-column table:style-name="co1" table:number-columns-repeated="7" table:default-cell-style-name="ce18"/>
        <table:table-column table:style-name="co1" table:number-columns-repeated="1016" table:default-cell-style-name="Default"/>
        <table:table-row table:style-name="ro2">
          <table:table-cell table:style-name="ce16"/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TP</text:p>
          </table:table-cell>
          <table:table-cell table:style-name="ce17" office:value-type="string" calcext:value-type="string">
            <text:p>EN</text:p>
          </table:table-cell>
          <table:table-cell table:style-name="ce17" office:value-type="string" calcext:value-type="string">
            <text:p>CN</text:p>
          </table:table-cell>
          <table:table-cell table:style-name="ce17" office:value-type="string" calcext:value-type="string">
            <text:p>CNTP</text:p>
          </table:table-cell>
          <table:table-cell table:style-name="ce17" office:value-type="string" calcext:value-type="string">
            <text:p>CNEN</text:p>
          </table:table-cell>
          <table:table-cell table:style-name="ce17" office:value-type="string" calcext:value-type="string">
            <text:p>REZ</text:p>
          </table:table-cell>
          <table:table-cell table:style-name="ce16" table:number-columns-repeated="1016"/>
        </table:table-row>
        <table:table-row table:style-name="ro2">
          <table:table-cell table:style-name="ce16" office:value-type="string" calcext:value-type="string">
            <text:p>@ 5</text:p>
          </table:table-cell>
          <table:table-cell table:style-name="ce17" table:number-columns-repeated="7"/>
          <table:table-cell table:style-name="ce16" table:number-columns-repeated="1016"/>
        </table:table-row>
        <table:table-row table:style-name="ro2">
          <table:table-cell table:style-name="ce3" office:value-type="string" calcext:value-type="string">
            <text:p>Y1</text:p>
          </table:table-cell>
          <table:table-cell office:value-type="float" office:value="0.17" calcext:value-type="float">
            <text:p>0.17</text:p>
          </table:table-cell>
          <table:table-cell office:value-type="float" office:value="0.339" calcext:value-type="float">
            <text:p>0.34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2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.214" calcext:value-type="float">
            <text:p>0.21</text:p>
          </table:table-cell>
          <table:table-cell office:value-type="float" office:value="0.509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91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5</text:p>
          </table:table-cell>
          <table:table-cell office:value-type="float" office:value="0" calcext:value-type="float">
            <text:p>0.00</text:p>
          </table:table-cell>
          <table:table-cell office:value-type="float" office:value="0.339" calcext:value-type="float">
            <text:p>0.3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39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6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21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131" calcext:value-type="float">
            <text:p>0.1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7</text:p>
          </table:table-cell>
          <table:table-cell office:value-type="float" office:value="0.515" calcext:value-type="float">
            <text:p>0.52</text:p>
          </table:table-cell>
          <table:table-cell office:value-type="float" office:value="0.485" calcext:value-type="float">
            <text:p>0.49</text:p>
          </table:table-cell>
          <table:table-cell office:value-type="float" office:value="0.661" calcext:value-type="float">
            <text:p>0.66</text:p>
          </table:table-cell>
          <table:table-cell office:value-type="float" office:value="0.277" calcext:value-type="float">
            <text:p>0.28</text:p>
          </table:table-cell>
          <table:table-cell office:value-type="float" office:value="0.447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316" calcext:value-type="float">
            <text:p>0.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8</text:p>
          </table:table-cell>
          <table:table-cell office:value-type="float" office:value="1" calcext:value-type="float">
            <text:p>1.00</text:p>
          </table:table-cell>
          <table:table-cell office:value-type="float" office:value="0.869" calcext:value-type="float">
            <text:p>0.87</text:p>
          </table:table-cell>
          <table:table-cell office:value-type="float" office:value="1" calcext:value-type="float">
            <text:p>1.00</text:p>
          </table:table-cell>
          <table:table-cell office:value-type="float" office:value="0.515" calcext:value-type="float">
            <text:p>0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1" calcext:value-type="float">
            <text:p>0.1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9</text:p>
          </table:table-cell>
          <table:table-cell office:value-type="float" office:value="0.661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0.786" calcext:value-type="float">
            <text:p>0.79</text:p>
          </table:table-cell>
          <table:table-cell office:value-type="float" office:value="0.509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345" calcext:value-type="float">
            <text:p>0.35</text:p>
          </table:table-cell>
          <table:table-cell office:value-type="float" office:value="0.509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.553" calcext:value-type="float">
            <text:p>0.5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1</text:p>
          </table:table-cell>
          <table:table-cell office:value-type="float" office:value="0.214" calcext:value-type="float">
            <text:p>0.21</text:p>
          </table:table-cell>
          <table:table-cell office:value-type="float" office:value="0.131" calcext:value-type="float">
            <text:p>0.13</text:p>
          </table:table-cell>
          <table:table-cell table:number-columns-repeated="2" office:value-type="float" office:value="0.339" calcext:value-type="float">
            <text:p>0.3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4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2</text:p>
          </table:table-cell>
          <table:table-cell office:value-type="float" office:value="0.339" calcext:value-type="float">
            <text:p>0.34</text:p>
          </table:table-cell>
          <table:table-cell office:value-type="float" office:value="0.854" calcext:value-type="float">
            <text:p>0.85</text:p>
          </table:table-cell>
          <table:table-cell office:value-type="float" office:value="0.485" calcext:value-type="float">
            <text:p>0.49</text:p>
          </table:table-cell>
          <table:table-cell office:value-type="float" office:value="0.345" calcext:value-type="float">
            <text:p>0.35</text:p>
          </table:table-cell>
          <table:table-cell office:value-type="float" office:value="0.509" calcext:value-type="float">
            <text:p>0.51</text:p>
          </table:table-cell>
          <table:table-cell office:value-type="float" office:value="0.553" calcext:value-type="float">
            <text:p>0.55</text:p>
          </table:table-cell>
          <table:table-cell office:value-type="float" office:value="0.515" calcext:value-type="float">
            <text:p>0.5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3</text:p>
          </table:table-cell>
          <table:table-cell office:value-type="float" office:value="0.131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4</text:p>
          </table:table-cell>
          <table:table-cell office:value-type="float" office:value="0.655" calcext:value-type="float">
            <text:p>0.66</text:p>
          </table:table-cell>
          <table:table-cell office:value-type="float" office:value="0.699" calcext:value-type="float">
            <text:p>0.70</text:p>
          </table:table-cell>
          <table:table-cell table:number-columns-repeated="2" office:value-type="float" office:value="0.339" calcext:value-type="float">
            <text:p>0.3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5</text:p>
          </table:table-cell>
          <table:table-cell office:value-type="float" office:value="0.723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office:value-type="float" office:value="0.684" calcext:value-type="float">
            <text:p>0.68</text:p>
          </table:table-cell>
          <table:table-cell office:value-type="float" office:value="0.854" calcext:value-type="float">
            <text:p>0.85</text:p>
          </table:table-cell>
          <table:table-cell office:value-type="float" office:value="0.509" calcext:value-type="float">
            <text:p>0.51</text:p>
          </table:table-cell>
          <table:table-cell office:value-type="float" office:value="0.869" calcext:value-type="float">
            <text:p>0.8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formula="of:=AVERAGE([.B3:.B17])" office:value-type="float" office:value="0.293866666666667" calcext:value-type="float">
            <text:p>0.29</text:p>
          </table:table-cell>
          <table:table-cell table:formula="of:=AVERAGE([.C3:.C17])" office:value-type="float" office:value="0.4224" calcext:value-type="float">
            <text:p>0.42</text:p>
          </table:table-cell>
          <table:table-cell table:formula="of:=AVERAGE([.D3:.D17])" office:value-type="float" office:value="0.376933333333333" calcext:value-type="float">
            <text:p>0.38</text:p>
          </table:table-cell>
          <table:table-cell table:formula="of:=AVERAGE([.E3:.E17])" office:value-type="float" office:value="0.257466666666667" calcext:value-type="float">
            <text:p>0.26</text:p>
          </table:table-cell>
          <table:table-cell table:formula="of:=AVERAGE([.F3:.F17])" office:value-type="float" office:value="0.270866666666667" calcext:value-type="float">
            <text:p>0.27</text:p>
          </table:table-cell>
          <table:table-cell table:formula="of:=AVERAGE([.G3:.G17])" office:value-type="float" office:value="0.185466666666667" calcext:value-type="float">
            <text:p>0.19</text:p>
          </table:table-cell>
          <table:table-cell table:formula="of:=AVERAGE([.H3:.H17])" office:value-type="float" office:value="0.292666666666667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16" office:value-type="string" calcext:value-type="string">
            <text:p>@ 10</text:p>
          </table:table-cell>
          <table:table-cell table:style-name="ce17" table:number-columns-repeated="7"/>
          <table:table-cell table:style-name="ce16" table:number-columns-repeated="1016"/>
        </table:table-row>
        <table:table-row table:style-name="ro2">
          <table:table-cell table:style-name="ce3" office:value-type="string" calcext:value-type="string">
            <text:p>Y1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069" calcext:value-type="float">
            <text:p>0.07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174" calcext:value-type="float">
            <text:p>0.17</text:p>
          </table:table-cell>
          <table:table-cell office:value-type="float" office:value="0.287" calcext:value-type="float">
            <text:p>0.29</text:p>
          </table:table-cell>
          <table:table-cell office:value-type="float" office:value="0.4" calcext:value-type="float">
            <text:p>0.40</text:p>
          </table:table-cell>
          <table:table-cell office:value-type="float" office:value="0.562" calcext:value-type="float">
            <text:p>0.56</text:p>
          </table:table-cell>
          <table:table-cell office:value-type="float" office:value="0.604" calcext:value-type="float">
            <text:p>0.60</text:p>
          </table:table-cell>
          <table:table-cell office:value-type="float" office:value="0.422" calcext:value-type="float">
            <text:p>0.4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078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48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5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.066" calcext:value-type="float">
            <text:p>0.07</text:p>
          </table:table-cell>
          <table:table-cell office:value-type="float" office:value="0.078" calcext:value-type="float">
            <text:p>0.08</text:p>
          </table:table-cell>
          <table:table-cell office:value-type="float" office:value="0.069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6</text:p>
          </table:table-cell>
          <table:table-cell office:value-type="float" office:value="0.137" calcext:value-type="float">
            <text:p>0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73" calcext:value-type="float">
            <text:p>0.07</text:p>
          </table:table-cell>
          <table:table-cell office:value-type="float" office:value="0.139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085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7</text:p>
          </table:table-cell>
          <table:table-cell office:value-type="float" office:value="0.542" calcext:value-type="float">
            <text:p>0.54</text:p>
          </table:table-cell>
          <table:table-cell office:value-type="float" office:value="0.597" calcext:value-type="float">
            <text:p>0.60</text:p>
          </table:table-cell>
          <table:table-cell office:value-type="float" office:value="0.565" calcext:value-type="float">
            <text:p>0.57</text:p>
          </table:table-cell>
          <table:table-cell office:value-type="float" office:value="0.531" calcext:value-type="float">
            <text:p>0.53</text:p>
          </table:table-cell>
          <table:table-cell office:value-type="float" office:value="0.508" calcext:value-type="float">
            <text:p>0.51</text:p>
          </table:table-cell>
          <table:table-cell office:value-type="float" office:value="0.448" calcext:value-type="float">
            <text:p>0.45</text:p>
          </table:table-cell>
          <table:table-cell office:value-type="float" office:value="0.492" calcext:value-type="float">
            <text:p>0.4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8</text:p>
          </table:table-cell>
          <table:table-cell office:value-type="float" office:value="1" calcext:value-type="float">
            <text:p>1.00</text:p>
          </table:table-cell>
          <table:table-cell office:value-type="float" office:value="0.841" calcext:value-type="float">
            <text:p>0.84</text:p>
          </table:table-cell>
          <table:table-cell office:value-type="float" office:value="0.785" calcext:value-type="float">
            <text:p>0.79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0.078" calcext:value-type="float">
            <text:p>0.08</text:p>
          </table:table-cell>
          <table:table-cell office:value-type="float" office:value="0.225" calcext:value-type="float">
            <text:p>0.2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9</text:p>
          </table:table-cell>
          <table:table-cell office:value-type="float" office:value="0.65" calcext:value-type="float">
            <text:p>0.65</text:p>
          </table:table-cell>
          <table:table-cell office:value-type="float" office:value="0.867" calcext:value-type="float">
            <text:p>0.87</text:p>
          </table:table-cell>
          <table:table-cell office:value-type="float" office:value="0.662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0.867" calcext:value-type="float">
            <text:p>0.87</text:p>
          </table:table-cell>
          <table:table-cell office:value-type="float" office:value="0.483" calcext:value-type="float">
            <text:p>0.48</text:p>
          </table:table-cell>
          <table:table-cell office:value-type="float" office:value="0.801" calcext:value-type="float">
            <text:p>0.8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567" calcext:value-type="float">
            <text:p>0.57</text:p>
          </table:table-cell>
          <table:table-cell office:value-type="float" office:value="0.453" calcext:value-type="float">
            <text:p>0.45</text:p>
          </table:table-cell>
          <table:table-cell office:value-type="float" office:value="0.369" calcext:value-type="float">
            <text:p>0.37</text:p>
          </table:table-cell>
          <table:table-cell office:value-type="float" office:value="0.538" calcext:value-type="float">
            <text:p>0.54</text:p>
          </table:table-cell>
          <table:table-cell office:value-type="float" office:value="0.073" calcext:value-type="float">
            <text:p>0.07</text:p>
          </table:table-cell>
          <table:table-cell office:value-type="float" office:value="0.507" calcext:value-type="float">
            <text:p>0.5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1</text:p>
          </table:table-cell>
          <table:table-cell office:value-type="float" office:value="0.278" calcext:value-type="float">
            <text:p>0.28</text:p>
          </table:table-cell>
          <table:table-cell office:value-type="float" office:value="0.151" calcext:value-type="float">
            <text:p>0.15</text:p>
          </table:table-cell>
          <table:table-cell office:value-type="float" office:value="0.356" calcext:value-type="float">
            <text:p>0.36</text:p>
          </table:table-cell>
          <table:table-cell office:value-type="float" office:value="0.372" calcext:value-type="float">
            <text:p>0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24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2</text:p>
          </table:table-cell>
          <table:table-cell office:value-type="float" office:value="0.441" calcext:value-type="float">
            <text:p>0.44</text:p>
          </table:table-cell>
          <table:table-cell office:value-type="float" office:value="0.633" calcext:value-type="float">
            <text:p>0.63</text:p>
          </table:table-cell>
          <table:table-cell office:value-type="float" office:value="0.384" calcext:value-type="float">
            <text:p>0.38</text:p>
          </table:table-cell>
          <table:table-cell office:value-type="float" office:value="0.224" calcext:value-type="float">
            <text:p>0.22</text:p>
          </table:table-cell>
          <table:table-cell office:value-type="float" office:value="0.396" calcext:value-type="float">
            <text:p>0.40</text:p>
          </table:table-cell>
          <table:table-cell office:value-type="float" office:value="0.423" calcext:value-type="float">
            <text:p>0.42</text:p>
          </table:table-cell>
          <table:table-cell office:value-type="float" office:value="0.412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3</text:p>
          </table:table-cell>
          <table:table-cell office:value-type="float" office:value="0.221" calcext:value-type="float">
            <text:p>0.22</text:p>
          </table:table-cell>
          <table:table-cell office:value-type="float" office:value="0.321" calcext:value-type="float">
            <text:p>0.32</text:p>
          </table:table-cell>
          <table:table-cell office:value-type="float" office:value="0.234" calcext:value-type="float">
            <text:p>0.23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4</text:p>
          </table:table-cell>
          <table:table-cell office:value-type="float" office:value="0.634" calcext:value-type="float">
            <text:p>0.63</text:p>
          </table:table-cell>
          <table:table-cell office:value-type="float" office:value="0.663" calcext:value-type="float">
            <text:p>0.66</text:p>
          </table:table-cell>
          <table:table-cell office:value-type="float" office:value="0.35" calcext:value-type="float">
            <text:p>0.35</text:p>
          </table:table-cell>
          <table:table-cell office:value-type="float" office:value="0.286" calcext:value-type="float">
            <text:p>0.29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Y15</text:p>
          </table:table-cell>
          <table:table-cell office:value-type="float" office:value="0.469" calcext:value-type="float">
            <text:p>0.47</text:p>
          </table:table-cell>
          <table:table-cell office:value-type="float" office:value="0.703" calcext:value-type="float">
            <text:p>0.70</text:p>
          </table:table-cell>
          <table:table-cell office:value-type="float" office:value="0.722" calcext:value-type="float">
            <text:p>0.72</text:p>
          </table:table-cell>
          <table:table-cell office:value-type="float" office:value="0.658" calcext:value-type="float">
            <text:p>0.66</text:p>
          </table:table-cell>
          <table:table-cell office:value-type="float" office:value="0.827" calcext:value-type="float">
            <text:p>0.83</text:p>
          </table:table-cell>
          <table:table-cell office:value-type="float" office:value="0.463" calcext:value-type="float">
            <text:p>0.46</text:p>
          </table:table-cell>
          <table:table-cell office:value-type="float" office:value="0.779" calcext:value-type="float">
            <text:p>0.7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formula="of:=AVERAGE([.B21:.B35])" office:value-type="float" office:value="0.2988" calcext:value-type="float">
            <text:p>0.30</text:p>
          </table:table-cell>
          <table:table-cell table:formula="of:=AVERAGE([.C21:.C35])" office:value-type="float" office:value="0.406933333333333" calcext:value-type="float">
            <text:p>0.41</text:p>
          </table:table-cell>
          <table:table-cell table:formula="of:=AVERAGE([.D21:.D35])" office:value-type="float" office:value="0.324266666666667" calcext:value-type="float">
            <text:p>0.32</text:p>
          </table:table-cell>
          <table:table-cell table:formula="of:=AVERAGE([.E21:.E35])" office:value-type="float" office:value="0.252733333333333" calcext:value-type="float">
            <text:p>0.25</text:p>
          </table:table-cell>
          <table:table-cell table:formula="of:=AVERAGE([.F21:.F35])" office:value-type="float" office:value="0.2604" calcext:value-type="float">
            <text:p>0.26</text:p>
          </table:table-cell>
          <table:table-cell table:formula="of:=AVERAGE([.G21:.G35])" office:value-type="float" office:value="0.196" calcext:value-type="float">
            <text:p>0.20</text:p>
          </table:table-cell>
          <table:table-cell table:formula="of:=AVERAGE([.H21:.H35])" office:value-type="float" office:value="0.263133333333333" calcext:value-type="float">
            <text:p>0.26</text:p>
          </table:table-cell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5" table:target-range-address="Average.A1:Average.H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20:11:10.4699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4:46.884107000</meta:creation-date>
    <dc:date>2018-01-28T23:39:15.993730000</dc:date>
    <meta:editing-duration>P6DT6H46M2S</meta:editing-duration>
    <meta:editing-cycles>289</meta:editing-cycles>
    <meta:generator>LibreOffice/5.4.2.2$MacOSX_X86_64 LibreOffice_project/22b09f6418e8c2d508a9eaf86b2399209b0990f4</meta:generator>
    <meta:document-statistic meta:table-count="16" meta:cell-count="3850" meta:object-count="0"/>
  </office:meta>
</office:document-meta>
</file>